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5cm"/>
    </style:style>
    <style:style style:name="co3" style:family="table-column">
      <style:table-column-properties fo:break-before="auto" style:column-width="10.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s/>Hydr-ogen</text:p>
          </table:table-cell>
          <table:table-cell office:value-type="string">
            <text:p><text:s/>750</text:p>
          </table:table-cell>
          <table:table-cell table:number-columns-repeated="2" office:value-type="string">
            <text:p><text:s/>0</text:p>
          </table:table-cell>
          <table:table-cell office:value-type="string">
            <text:p>1.00797</text:p>
          </table:table-cell>
          <table:table-cell office:value-type="string">
            <text:p>2.20</text:p>
          </table:table-cell>
          <table:table-cell table:number-columns-repeated="2"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1]&amp;[.B1]&amp;&quot;,&quot;&amp;[.C1]&amp;&quot;,&quot;&amp;[.D1]&amp;&quot;,&quot;&amp;[.E1]&amp;&quot;,&quot;&amp;[.F1]&amp;&quot;,&quot;&amp;[.G1]&amp;&quot;,&quot;&amp;[.H1]&amp;&quot;,&quot;&amp;[.I1]&amp;[.J1]" office:value-type="string" office:string-value="{  Hydr-ogen, 750, 0, 0,1.00797,2.20, (-1,0,1), (-1,0,1)}">
            <text:p>{ <text:s/>Hydr-ogen, 750, 0, 0,1.00797,2.20, (-1,0,1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elium</text:p>
          </table:table-cell>
          <table:table-cell office:value-type="string">
            <text:p><text:s/>230</text:p>
          </table:table-cell>
          <table:table-cell table:number-columns-repeated="2" office:value-type="string">
            <text:p><text:s/>0</text:p>
          </table:table-cell>
          <table:table-cell office:value-type="string">
            <text:p>4.002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2]&amp;[.B2]&amp;&quot;,&quot;&amp;[.C2]&amp;&quot;,&quot;&amp;[.D2]&amp;&quot;,&quot;&amp;[.E2]&amp;&quot;,&quot;&amp;[.F2]&amp;&quot;,&quot;&amp;[.G2]&amp;&quot;,&quot;&amp;[.H2]&amp;&quot;,&quot;&amp;[.I2]&amp;[.J2]" office:value-type="string" office:string-value="{  Helium, 230, 0, 0,4.0026,0, (0), (0)}">
            <text:p>{ <text:s/>Helium, 230, 0, 0,4.0026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thium</text:p>
          </table:table-cell>
          <table:table-cell office:value-type="string">
            <text:p><text:s/>0.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6.941</text:p>
          </table:table-cell>
          <table:table-cell office:value-type="string">
            <text:p>0.98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]&amp;[.B3]&amp;&quot;,&quot;&amp;[.C3]&amp;&quot;,&quot;&amp;[.D3]&amp;&quot;,&quot;&amp;[.E3]&amp;&quot;,&quot;&amp;[.F3]&amp;&quot;,&quot;&amp;[.G3]&amp;&quot;,&quot;&amp;[.H3]&amp;&quot;,&quot;&amp;[.I3]&amp;[.J3]" office:value-type="string" office:string-value="{  Lithium, 0.006, 2, 0,6.941,0.98, (0,1), (0,1)}">
            <text:p>{ <text:s/>Lithium, 0.006, 2, 0,6.941,0.98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yllium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.01218</text:p>
          </table:table-cell>
          <table:table-cell office:value-type="string">
            <text:p>1.57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]&amp;[.B4]&amp;&quot;,&quot;&amp;[.C4]&amp;&quot;,&quot;&amp;[.D4]&amp;&quot;,&quot;&amp;[.E4]&amp;&quot;,&quot;&amp;[.F4]&amp;&quot;,&quot;&amp;[.G4]&amp;&quot;,&quot;&amp;[.H4]&amp;&quot;,&quot;&amp;[.I4]&amp;[.J4]" office:value-type="string" office:string-value="{  Beryllium, 0.001, 2, 0,9.01218,1.57, (0,1,2), (0,2)}">
            <text:p>{ <text:s/>Beryllium, 0.001, 2, 0,9.01218,1.57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r-on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.81</text:p>
          </table:table-cell>
          <table:table-cell office:value-type="string">
            <text:p>2.4</text:p>
          </table:table-cell>
          <table:table-cell office:value-type="string">
            <text:p><text:s/>(-5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]&amp;[.B5]&amp;&quot;,&quot;&amp;[.C5]&amp;&quot;,&quot;&amp;[.D5]&amp;&quot;,&quot;&amp;[.E5]&amp;&quot;,&quot;&amp;[.F5]&amp;&quot;,&quot;&amp;[.G5]&amp;&quot;,&quot;&amp;[.H5]&amp;&quot;,&quot;&amp;[.I5]&amp;[.J5]" office:value-type="string" office:string-value="{  Bor-on, 0.001, 2, 0,10.81,2.4, (-5,-1,0,1,2,3), (0,3)}">
            <text:p>{ <text:s/>Bor-on, 0.001, 2, 0,10.81,2.4, (-5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rb-on</text:p>
          </table:table-cell>
          <table:table-cell office:value-type="string">
            <text:p><text:s/>50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.011</text:p>
          </table:table-cell>
          <table:table-cell office:value-type="string">
            <text:p>2.55</text:p>
          </table:table-cell>
          <table:table-cell table:number-columns-repeated="2" office:value-type="string">
            <text:p><text:s/>(-4,-3,-2,-1,0,1,2,3,4)</text:p>
          </table:table-cell>
          <table:table-cell office:value-type="string">
            <text:p>}</text:p>
          </table:table-cell>
          <table:table-cell/>
          <table:table-cell table:formula="of:=[.A6]&amp;[.B6]&amp;&quot;,&quot;&amp;[.C6]&amp;&quot;,&quot;&amp;[.D6]&amp;&quot;,&quot;&amp;[.E6]&amp;&quot;,&quot;&amp;[.F6]&amp;&quot;,&quot;&amp;[.G6]&amp;&quot;,&quot;&amp;[.H6]&amp;&quot;,&quot;&amp;[.I6]&amp;[.J6]" office:value-type="string" office:string-value="{  Carb-on, 5000, 2, 0,12.011,2.55, (-4,-3,-2,-1,0,1,2,3,4), (-4,-3,-2,-1,0,1,2,3,4)}">
            <text:p>{ <text:s/>Carb-on, 5000, 2, 0,12.011,2.55, (-4,-3,-2,-1,0,1,2,3,4), (-4,-3,-2,-1,0,1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tr-ogen</text:p>
          </table:table-cell>
          <table:table-cell office:value-type="string">
            <text:p><text:s/>1000</text:p>
          </table:table-cell>
          <table:table-cell table:number-columns-repeated="2" office:value-type="string">
            <text:p><text:s/>0</text:p>
          </table:table-cell>
          <table:table-cell office:value-type="string">
            <text:p>14.0067</text:p>
          </table:table-cell>
          <table:table-cell office:value-type="string">
            <text:p>3.4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7]&amp;[.B7]&amp;&quot;,&quot;&amp;[.C7]&amp;&quot;,&quot;&amp;[.D7]&amp;&quot;,&quot;&amp;[.E7]&amp;&quot;,&quot;&amp;[.F7]&amp;&quot;,&quot;&amp;[.G7]&amp;&quot;,&quot;&amp;[.H7]&amp;&quot;,&quot;&amp;[.I7]&amp;[.J7]" office:value-type="string" office:string-value="{  Nitr-ogen, 1000, 0, 0,14.0067,3.4, (-3,-2,-1,0,1,2,3,4,5), (-3,0,3,5)}">
            <text:p>{ <text:s/>Nitr-ogen, 1000, 0, 0,14.0067,3.4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x-ygen</text:p>
          </table:table-cell>
          <table:table-cell office:value-type="string">
            <text:p><text:s/>10000</text:p>
          </table:table-cell>
          <table:table-cell table:number-columns-repeated="2" office:value-type="string">
            <text:p><text:s/>0</text:p>
          </table:table-cell>
          <table:table-cell office:value-type="string">
            <text:p>15.9994</text:p>
          </table:table-cell>
          <table:table-cell office:value-type="string">
            <text:p>3.44</text:p>
          </table:table-cell>
          <table:table-cell office:value-type="string">
            <text:p><text:s/>(-2,-1,0,1,2)</text:p>
          </table:table-cell>
          <table:table-cell office:value-type="string">
            <text:p><text:s/>(-2,0)</text:p>
          </table:table-cell>
          <table:table-cell office:value-type="string">
            <text:p>}</text:p>
          </table:table-cell>
          <table:table-cell/>
          <table:table-cell table:formula="of:=[.A8]&amp;[.B8]&amp;&quot;,&quot;&amp;[.C8]&amp;&quot;,&quot;&amp;[.D8]&amp;&quot;,&quot;&amp;[.E8]&amp;&quot;,&quot;&amp;[.F8]&amp;&quot;,&quot;&amp;[.G8]&amp;&quot;,&quot;&amp;[.H8]&amp;&quot;,&quot;&amp;[.I8]&amp;[.J8]" office:value-type="string" office:string-value="{  Ox-ygen, 10000, 0, 0,15.9994,3.44, (-2,-1,0,1,2), (-2,0)}">
            <text:p>{ <text:s/>Ox-ygen, 10000, 0, 0,15.9994,3.44, (-2,-1,0,1,2), (-2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uor-ine</text:p>
          </table:table-cell>
          <table:table-cell office:value-type="string">
            <text:p><text:s/>0.4</text:p>
          </table:table-cell>
          <table:table-cell table:number-columns-repeated="2" office:value-type="string">
            <text:p><text:s/>0</text:p>
          </table:table-cell>
          <table:table-cell office:value-type="string">
            <text:p>18.998403</text:p>
          </table:table-cell>
          <table:table-cell office:value-type="string">
            <text:p>3.98</text:p>
          </table:table-cell>
          <table:table-cell table:number-columns-repeated="2" office:value-type="string">
            <text:p><text:s/>(-1,0)</text:p>
          </table:table-cell>
          <table:table-cell office:value-type="string">
            <text:p>}</text:p>
          </table:table-cell>
          <table:table-cell/>
          <table:table-cell table:formula="of:=[.A9]&amp;[.B9]&amp;&quot;,&quot;&amp;[.C9]&amp;&quot;,&quot;&amp;[.D9]&amp;&quot;,&quot;&amp;[.E9]&amp;&quot;,&quot;&amp;[.F9]&amp;&quot;,&quot;&amp;[.G9]&amp;&quot;,&quot;&amp;[.H9]&amp;&quot;,&quot;&amp;[.I9]&amp;[.J9]" office:value-type="string" office:string-value="{  Fluor-ine, 0.4, 0, 0,18.998403,3.98, (-1,0), (-1,0)}">
            <text:p>{ <text:s/>Fluor-ine, 0.4, 0, 0,18.998403,3.98, (-1,0), (-1,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n</text:p>
          </table:table-cell>
          <table:table-cell office:value-type="string">
            <text:p><text:s/>1300</text:p>
          </table:table-cell>
          <table:table-cell table:number-columns-repeated="2" office:value-type="string">
            <text:p><text:s/>0</text:p>
          </table:table-cell>
          <table:table-cell office:value-type="string">
            <text:p>20.17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]&amp;[.B10]&amp;&quot;,&quot;&amp;[.C10]&amp;&quot;,&quot;&amp;[.D10]&amp;&quot;,&quot;&amp;[.E10]&amp;&quot;,&quot;&amp;[.F10]&amp;&quot;,&quot;&amp;[.G10]&amp;&quot;,&quot;&amp;[.H10]&amp;&quot;,&quot;&amp;[.I10]&amp;[.J10]" office:value-type="string" office:string-value="{  Neon, 1300, 0, 0,20.179,0, (0), (0)}">
            <text:p>{ <text:s/>Neon, 1300, 0, 0,20.179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odium</text:p>
          </table:table-cell>
          <table:table-cell office:value-type="string">
            <text:p><text:s/>2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2.98977</text:p>
          </table:table-cell>
          <table:table-cell office:value-type="string">
            <text:p>0.93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1]&amp;[.B11]&amp;&quot;,&quot;&amp;[.C11]&amp;&quot;,&quot;&amp;[.D11]&amp;&quot;,&quot;&amp;[.E11]&amp;&quot;,&quot;&amp;[.F11]&amp;&quot;,&quot;&amp;[.G11]&amp;&quot;,&quot;&amp;[.H11]&amp;&quot;,&quot;&amp;[.I11]&amp;[.J11]" office:value-type="string" office:string-value="{  Sodium, 20, 2, 0,22.98977,0.93, (-1,0,1), (0,1)}">
            <text:p>{ <text:s/>Sodium, 20, 2, 0,22.98977,0.93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gnesium</text:p>
          </table:table-cell>
          <table:table-cell office:value-type="string">
            <text:p><text:s/>6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4.305</text:p>
          </table:table-cell>
          <table:table-cell office:value-type="string">
            <text:p>1.31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2]&amp;[.B12]&amp;&quot;,&quot;&amp;[.C12]&amp;&quot;,&quot;&amp;[.D12]&amp;&quot;,&quot;&amp;[.E12]&amp;&quot;,&quot;&amp;[.F12]&amp;&quot;,&quot;&amp;[.G12]&amp;&quot;,&quot;&amp;[.H12]&amp;&quot;,&quot;&amp;[.I12]&amp;[.J12]" office:value-type="string" office:string-value="{  Magnesium, 600, 2, 0,24.305,1.31, (0,1,2), (0,2)}">
            <text:p>{ <text:s/>Magnesium, 600, 2, 0,24.305,1.31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lumin-ium</text:p>
          </table:table-cell>
          <table:table-cell office:value-type="string">
            <text:p><text:s/>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6.98154</text:p>
          </table:table-cell>
          <table:table-cell office:value-type="string">
            <text:p>1.61</text:p>
          </table:table-cell>
          <table:table-cell office:value-type="string">
            <text:p><text:s/>(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3]&amp;[.B13]&amp;&quot;,&quot;&amp;[.C13]&amp;&quot;,&quot;&amp;[.D13]&amp;&quot;,&quot;&amp;[.E13]&amp;&quot;,&quot;&amp;[.F13]&amp;&quot;,&quot;&amp;[.G13]&amp;&quot;,&quot;&amp;[.H13]&amp;&quot;,&quot;&amp;[.I13]&amp;[.J13]" office:value-type="string" office:string-value="{  Alumin-ium, 50, 2, 0,26.98154,1.61, (-2,-1,0,1,2,3), (0,3)}">
            <text:p>{ <text:s/>Alumin-ium, 50, 2, 0,26.98154,1.61, (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ic-on</text:p>
          </table:table-cell>
          <table:table-cell office:value-type="string">
            <text:p><text:s/>65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8.0855</text:p>
          </table:table-cell>
          <table:table-cell office:value-type="string">
            <text:p>1.90</text:p>
          </table:table-cell>
          <table:table-cell office:value-type="string">
            <text:p><text:s/>(-4,-3,-2,-1,0,1,2,3,4)</text:p>
          </table:table-cell>
          <table:table-cell office:value-type="string">
            <text:p><text:s/>(-4,0,4)</text:p>
          </table:table-cell>
          <table:table-cell office:value-type="string">
            <text:p>}</text:p>
          </table:table-cell>
          <table:table-cell/>
          <table:table-cell table:formula="of:=[.A14]&amp;[.B14]&amp;&quot;,&quot;&amp;[.C14]&amp;&quot;,&quot;&amp;[.D14]&amp;&quot;,&quot;&amp;[.E14]&amp;&quot;,&quot;&amp;[.F14]&amp;&quot;,&quot;&amp;[.G14]&amp;&quot;,&quot;&amp;[.H14]&amp;&quot;,&quot;&amp;[.I14]&amp;[.J14]" office:value-type="string" office:string-value="{  Silic-on, 650, 2, 0,28.0855,1.90, (-4,-3,-2,-1,0,1,2,3,4), (-4,0,4)}">
            <text:p>{ <text:s/>Silic-on, 650, 2, 0,28.0855,1.90, (-4,-3,-2,-1,0,1,2,3,4), (-4,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hosph-orus</text:p>
          </table:table-cell>
          <table:table-cell office:value-type="string">
            <text:p><text:s/>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30.97376</text:p>
          </table:table-cell>
          <table:table-cell office:value-type="string">
            <text:p>2.19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15]&amp;[.B15]&amp;&quot;,&quot;&amp;[.C15]&amp;&quot;,&quot;&amp;[.D15]&amp;&quot;,&quot;&amp;[.E15]&amp;&quot;,&quot;&amp;[.F15]&amp;&quot;,&quot;&amp;[.G15]&amp;&quot;,&quot;&amp;[.H15]&amp;&quot;,&quot;&amp;[.I15]&amp;[.J15]" office:value-type="string" office:string-value="{  Phosph-orus, 7, 2, 0,30.97376,2.19, (-3,-2,-1,0,1,2,3,4,5), (-3,0,3,5)}">
            <text:p>{ <text:s/>Phosph-orus, 7, 2, 0,30.97376,2.19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ulf-ur</text:p>
          </table:table-cell>
          <table:table-cell office:value-type="string">
            <text:p><text:s/>5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32.06</text:p>
          </table:table-cell>
          <table:table-cell office:value-type="string">
            <text:p>2.58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16]&amp;[.B16]&amp;&quot;,&quot;&amp;[.C16]&amp;&quot;,&quot;&amp;[.D16]&amp;&quot;,&quot;&amp;[.E16]&amp;&quot;,&quot;&amp;[.F16]&amp;&quot;,&quot;&amp;[.G16]&amp;&quot;,&quot;&amp;[.H16]&amp;&quot;,&quot;&amp;[.I16]&amp;[.J16]" office:value-type="string" office:string-value="{  Sulf-ur, 500, 2, 0,32.06,2.58, (-2,-1,0,1,2,3,4,5,6), (-2,0,2,4,6)}">
            <text:p>{ <text:s/>Sulf-ur, 500, 2, 0,32.06,2.58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lor-ine</text:p>
          </table:table-cell>
          <table:table-cell office:value-type="string">
            <text:p><text:s/>1</text:p>
          </table:table-cell>
          <table:table-cell table:number-columns-repeated="2" office:value-type="string">
            <text:p><text:s/>0</text:p>
          </table:table-cell>
          <table:table-cell office:value-type="string">
            <text:p>35.453</text:p>
          </table:table-cell>
          <table:table-cell office:value-type="string">
            <text:p>3.16</text:p>
          </table:table-cell>
          <table:table-cell office:value-type="string">
            <text:p><text:s/>(-1,0,1,2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17]&amp;[.B17]&amp;&quot;,&quot;&amp;[.C17]&amp;&quot;,&quot;&amp;[.D17]&amp;&quot;,&quot;&amp;[.E17]&amp;&quot;,&quot;&amp;[.F17]&amp;&quot;,&quot;&amp;[.G17]&amp;&quot;,&quot;&amp;[.H17]&amp;&quot;,&quot;&amp;[.I17]&amp;[.J17]" office:value-type="string" office:string-value="{  Chlor-ine, 1, 0, 0,35.453,3.16, (-1,0,1,2,3,4,5,6,7), (-1,0,1,3,5,7)}">
            <text:p>{ <text:s/>Chlor-ine, 1, 0, 0,35.453,3.16, (-1,0,1,2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gon</text:p>
          </table:table-cell>
          <table:table-cell office:value-type="string">
            <text:p><text:s/>200</text:p>
          </table:table-cell>
          <table:table-cell table:number-columns-repeated="2" office:value-type="string">
            <text:p><text:s/>0</text:p>
          </table:table-cell>
          <table:table-cell office:value-type="string">
            <text:p>39.948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8]&amp;[.B18]&amp;&quot;,&quot;&amp;[.C18]&amp;&quot;,&quot;&amp;[.D18]&amp;&quot;,&quot;&amp;[.E18]&amp;&quot;,&quot;&amp;[.F18]&amp;&quot;,&quot;&amp;[.G18]&amp;&quot;,&quot;&amp;[.H18]&amp;&quot;,&quot;&amp;[.I18]&amp;[.J18]" office:value-type="string" office:string-value="{  Argon, 200, 0, 0,39.948,0, (0), (0)}">
            <text:p>{ <text:s/>Argon, 200, 0, 0,39.948,0, (0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tassium</text:p>
          </table:table-cell>
          <table:table-cell office:value-type="string">
            <text:p><text:s/>3</text:p>
          </table:table-cell>
          <table:table-cell table:number-columns-repeated="2" office:value-type="string">
            <text:p><text:s/>0</text:p>
          </table:table-cell>
          <table:table-cell office:value-type="string">
            <text:p>39.0983</text:p>
          </table:table-cell>
          <table:table-cell office:value-type="string">
            <text:p>0.82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19]&amp;[.B19]&amp;&quot;,&quot;&amp;[.C19]&amp;&quot;,&quot;&amp;[.D19]&amp;&quot;,&quot;&amp;[.E19]&amp;&quot;,&quot;&amp;[.F19]&amp;&quot;,&quot;&amp;[.G19]&amp;&quot;,&quot;&amp;[.H19]&amp;&quot;,&quot;&amp;[.I19]&amp;[.J19]" office:value-type="string" office:string-value="{  Potassium, 3, 0, 0,39.0983,0.82, (-1,0,1), (0,1)}">
            <text:p>{ <text:s/>Potassium, 3, 0, 0,39.0983,0.82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cium</text:p>
          </table:table-cell>
          <table:table-cell office:value-type="string">
            <text:p><text:s/>7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0.08</text:p>
          </table:table-cell>
          <table:table-cell office:value-type="string">
            <text:p>1.0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0]&amp;[.B20]&amp;&quot;,&quot;&amp;[.C20]&amp;&quot;,&quot;&amp;[.D20]&amp;&quot;,&quot;&amp;[.E20]&amp;&quot;,&quot;&amp;[.F20]&amp;&quot;,&quot;&amp;[.G20]&amp;&quot;,&quot;&amp;[.H20]&amp;&quot;,&quot;&amp;[.I20]&amp;[.J20]" office:value-type="string" office:string-value="{  Calcium, 70, 2, 0,40.08,1.0, (0,1,2), (0,2)}">
            <text:p>{ <text:s/>Calcium, 70, 2, 0,40.08,1.0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candium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4.9559</text:p>
          </table:table-cell>
          <table:table-cell office:value-type="string">
            <text:p>1.36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21]&amp;[.B21]&amp;&quot;,&quot;&amp;[.C21]&amp;&quot;,&quot;&amp;[.D21]&amp;&quot;,&quot;&amp;[.E21]&amp;&quot;,&quot;&amp;[.F21]&amp;&quot;,&quot;&amp;[.G21]&amp;&quot;,&quot;&amp;[.H21]&amp;&quot;,&quot;&amp;[.I21]&amp;[.J21]" office:value-type="string" office:string-value="{  Scandium, 0.03, 2, 0,44.9559,1.36, (0,1,2,3), (0,3)}">
            <text:p>{ <text:s/>Scandium, 0.03, 2, 0,44.9559,1.36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tanium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47.9</text:p>
          </table:table-cell>
          <table:table-cell office:value-type="string">
            <text:p>1.54</text:p>
          </table:table-cell>
          <table:table-cell office:value-type="string">
            <text:p><text:s/>(-2,-1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22]&amp;[.B22]&amp;&quot;,&quot;&amp;[.C22]&amp;&quot;,&quot;&amp;[.D22]&amp;&quot;,&quot;&amp;[.E22]&amp;&quot;,&quot;&amp;[.F22]&amp;&quot;,&quot;&amp;[.G22]&amp;&quot;,&quot;&amp;[.H22]&amp;&quot;,&quot;&amp;[.I22]&amp;[.J22]" office:value-type="string" office:string-value="{  Titanium, 3, 2, 0,47.9,1.54, (-2,-1,0,1,2,3,4), (0,4)}">
            <text:p>{ <text:s/>Titanium, 3, 2, 0,47.9,1.54, (-2,-1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Vanadium</text:p>
          </table:table-cell>
          <table:table-cell office:value-type="string">
            <text:p><text:s/>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0.9415</text:p>
          </table:table-cell>
          <table:table-cell office:value-type="string">
            <text:p>1.63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23]&amp;[.B23]&amp;&quot;,&quot;&amp;[.C23]&amp;&quot;,&quot;&amp;[.D23]&amp;&quot;,&quot;&amp;[.E23]&amp;&quot;,&quot;&amp;[.F23]&amp;&quot;,&quot;&amp;[.G23]&amp;&quot;,&quot;&amp;[.H23]&amp;&quot;,&quot;&amp;[.I23]&amp;[.J23]" office:value-type="string" office:string-value="{  Vanadium, 1, 2, 0,50.9415,1.63, (-3,-1,0,1,2,3,4,5), (0,5)}">
            <text:p>{ <text:s/>Vanadium, 1, 2, 0,50.9415,1.63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hromium</text:p>
          </table:table-cell>
          <table:table-cell office:value-type="string">
            <text:p><text:s/>1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1.996</text:p>
          </table:table-cell>
          <table:table-cell office:value-type="string">
            <text:p>1.66</text:p>
          </table:table-cell>
          <table:table-cell office:value-type="string">
            <text:p><text:s/>(-4,-2,-1,0,1,2,3,4,5,6)</text:p>
          </table:table-cell>
          <table:table-cell office:value-type="string">
            <text:p><text:s/>(0,3,6)</text:p>
          </table:table-cell>
          <table:table-cell office:value-type="string">
            <text:p>}</text:p>
          </table:table-cell>
          <table:table-cell/>
          <table:table-cell table:formula="of:=[.A24]&amp;[.B24]&amp;&quot;,&quot;&amp;[.C24]&amp;&quot;,&quot;&amp;[.D24]&amp;&quot;,&quot;&amp;[.E24]&amp;&quot;,&quot;&amp;[.F24]&amp;&quot;,&quot;&amp;[.G24]&amp;&quot;,&quot;&amp;[.H24]&amp;&quot;,&quot;&amp;[.I24]&amp;[.J24]" office:value-type="string" office:string-value="{  Chromium, 15, 2, 0,51.996,1.66, (-4,-2,-1,0,1,2,3,4,5,6), (0,3,6)}">
            <text:p>{ <text:s/>Chromium, 15, 2, 0,51.996,1.66, (-4,-2,-1,0,1,2,3,4,5,6), (0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anganese</text:p>
          </table:table-cell>
          <table:table-cell office:value-type="string">
            <text:p><text:s/>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4.938</text:p>
          </table:table-cell>
          <table:table-cell office:value-type="string">
            <text:p>1.55</text:p>
          </table:table-cell>
          <table:table-cell office:value-type="string">
            <text:p><text:s/>(-3,-2,-1,0,1,2,3,4,5,6,7)</text:p>
          </table:table-cell>
          <table:table-cell office:value-type="string">
            <text:p><text:s/>(0,2,4,7)</text:p>
          </table:table-cell>
          <table:table-cell office:value-type="string">
            <text:p>}</text:p>
          </table:table-cell>
          <table:table-cell/>
          <table:table-cell table:formula="of:=[.A25]&amp;[.B25]&amp;&quot;,&quot;&amp;[.C25]&amp;&quot;,&quot;&amp;[.D25]&amp;&quot;,&quot;&amp;[.E25]&amp;&quot;,&quot;&amp;[.F25]&amp;&quot;,&quot;&amp;[.G25]&amp;&quot;,&quot;&amp;[.H25]&amp;&quot;,&quot;&amp;[.I25]&amp;[.J25]" office:value-type="string" office:string-value="{  Manganese, 8, 2, 0,54.938,1.55, (-3,-2,-1,0,1,2,3,4,5,6,7), (0,2,4,7)}">
            <text:p>{ <text:s/>Manganese, 8, 2, 0,54.938,1.55, (-3,-2,-1,0,1,2,3,4,5,6,7), (0,2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on</text:p>
          </table:table-cell>
          <table:table-cell office:value-type="string">
            <text:p><text:s/>110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5.847</text:p>
          </table:table-cell>
          <table:table-cell office:value-type="string">
            <text:p>1.83</text:p>
          </table:table-cell>
          <table:table-cell office:value-type="string">
            <text:p><text:s/>(-4,-2,-1,0,1,2,3,4,5,6)</text:p>
          </table:table-cell>
          <table:table-cell office:value-type="string">
            <text:p><text:s/>(0,2,3,6)</text:p>
          </table:table-cell>
          <table:table-cell office:value-type="string">
            <text:p>}</text:p>
          </table:table-cell>
          <table:table-cell/>
          <table:table-cell table:formula="of:=[.A26]&amp;[.B26]&amp;&quot;,&quot;&amp;[.C26]&amp;&quot;,&quot;&amp;[.D26]&amp;&quot;,&quot;&amp;[.E26]&amp;&quot;,&quot;&amp;[.F26]&amp;&quot;,&quot;&amp;[.G26]&amp;&quot;,&quot;&amp;[.H26]&amp;&quot;,&quot;&amp;[.I26]&amp;[.J26]" office:value-type="string" office:string-value="{  Iron, 1100, 2, 0,55.847,1.83, (-4,-2,-1,0,1,2,3,4,5,6), (0,2,3,6)}">
            <text:p>{ <text:s/>Iron, 1100, 2, 0,55.847,1.83, (-4,-2,-1,0,1,2,3,4,5,6), (0,2,3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balt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8.9332</text:p>
          </table:table-cell>
          <table:table-cell office:value-type="string">
            <text:p>1.88</text:p>
          </table:table-cell>
          <table:table-cell office:value-type="string">
            <text:p><text:s/>(-3,-1,0,1,2,3,4,5)</text:p>
          </table:table-cell>
          <table:table-cell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27]&amp;[.B27]&amp;&quot;,&quot;&amp;[.C27]&amp;&quot;,&quot;&amp;[.D27]&amp;&quot;,&quot;&amp;[.E27]&amp;&quot;,&quot;&amp;[.F27]&amp;&quot;,&quot;&amp;[.G27]&amp;&quot;,&quot;&amp;[.H27]&amp;&quot;,&quot;&amp;[.I27]&amp;[.J27]" office:value-type="string" office:string-value="{  Cobalt, 3, 2, 0,58.9332,1.88, (-3,-1,0,1,2,3,4,5), (0,2,3)}">
            <text:p>{ <text:s/>Cobalt, 3, 2, 0,58.9332,1.88, (-3,-1,0,1,2,3,4,5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ckel</text:p>
          </table:table-cell>
          <table:table-cell office:value-type="string">
            <text:p><text:s/>60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58.7</text:p>
          </table:table-cell>
          <table:table-cell office:value-type="string">
            <text:p>1.91</text:p>
          </table:table-cell>
          <table:table-cell office:value-type="string">
            <text:p><text:s/>(-2,-1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8]&amp;[.B28]&amp;&quot;,&quot;&amp;[.C28]&amp;&quot;,&quot;&amp;[.D28]&amp;&quot;,&quot;&amp;[.E28]&amp;&quot;,&quot;&amp;[.F28]&amp;&quot;,&quot;&amp;[.G28]&amp;&quot;,&quot;&amp;[.H28]&amp;&quot;,&quot;&amp;[.I28]&amp;[.J28]" office:value-type="string" office:string-value="{  Nickel, 60, 2, 0,58.7,1.91, (-2,-1,0,1,2,3,4), (0,2)}">
            <text:p>{ <text:s/>Nickel, 60, 2, 0,58.7,1.91, (-2,-1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per</text:p>
          </table:table-cell>
          <table:table-cell office:value-type="string">
            <text:p><text:s/>0.06</text:p>
          </table:table-cell>
          <table:table-cell table:number-columns-repeated="2" office:value-type="string">
            <text:p><text:s/>0</text:p>
          </table:table-cell>
          <table:table-cell office:value-type="string">
            <text:p>63.546</text:p>
          </table:table-cell>
          <table:table-cell office:value-type="string">
            <text:p>1.90</text:p>
          </table:table-cell>
          <table:table-cell office:value-type="string">
            <text:p><text:s/>(-2,0,1,2,3,4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29]&amp;[.B29]&amp;&quot;,&quot;&amp;[.C29]&amp;&quot;,&quot;&amp;[.D29]&amp;&quot;,&quot;&amp;[.E29]&amp;&quot;,&quot;&amp;[.F29]&amp;&quot;,&quot;&amp;[.G29]&amp;&quot;,&quot;&amp;[.H29]&amp;&quot;,&quot;&amp;[.I29]&amp;[.J29]" office:value-type="string" office:string-value="{  Copper, 0.06, 0, 0,63.546,1.90, (-2,0,1,2,3,4), (0,2)}">
            <text:p>{ <text:s/>Copper, 0.06, 0, 0,63.546,1.90, (-2,0,1,2,3,4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nc</text:p>
          </table:table-cell>
          <table:table-cell office:value-type="string">
            <text:p><text:s/>0.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65.38</text:p>
          </table:table-cell>
          <table:table-cell office:value-type="string">
            <text:p>1.65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0]&amp;[.B30]&amp;&quot;,&quot;&amp;[.C30]&amp;&quot;,&quot;&amp;[.D30]&amp;&quot;,&quot;&amp;[.E30]&amp;&quot;,&quot;&amp;[.F30]&amp;&quot;,&quot;&amp;[.G30]&amp;&quot;,&quot;&amp;[.H30]&amp;&quot;,&quot;&amp;[.I30]&amp;[.J30]" office:value-type="string" office:string-value="{  Zinc, 0.3, 2, 0,65.38,1.65, (-2,0,1,2), (0,2)}">
            <text:p>{ <text:s/>Zinc, 0.3, 2, 0,65.38,1.65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ll-ium</text:p>
          </table:table-cell>
          <table:table-cell office:value-type="string">
            <text:p><text:s/>0.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69.72</text:p>
          </table:table-cell>
          <table:table-cell office:value-type="string">
            <text:p>1.81</text:p>
          </table:table-cell>
          <table:table-cell office:value-type="string">
            <text:p><text:s/>(-5,-4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1]&amp;[.B31]&amp;&quot;,&quot;&amp;[.C31]&amp;&quot;,&quot;&amp;[.D31]&amp;&quot;,&quot;&amp;[.E31]&amp;&quot;,&quot;&amp;[.F31]&amp;&quot;,&quot;&amp;[.G31]&amp;&quot;,&quot;&amp;[.H31]&amp;&quot;,&quot;&amp;[.I31]&amp;[.J31]" office:value-type="string" office:string-value="{  Gall-ium, 0.01, 1, 0,69.72,1.81, (-5,-4,-2,-1,0,1,2,3), (0,3)}">
            <text:p>{ <text:s/>Gall-ium, 0.01, 1, 0,69.72,1.81, (-5,-4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erman-ium</text:p>
          </table:table-cell>
          <table:table-cell office:value-type="string">
            <text:p><text:s/>0.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2.59</text:p>
          </table:table-cell>
          <table:table-cell office:value-type="string">
            <text:p>2.1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32]&amp;[.B32]&amp;&quot;,&quot;&amp;[.C32]&amp;&quot;,&quot;&amp;[.D32]&amp;&quot;,&quot;&amp;[.E32]&amp;&quot;,&quot;&amp;[.F32]&amp;&quot;,&quot;&amp;[.G32]&amp;&quot;,&quot;&amp;[.H32]&amp;&quot;,&quot;&amp;[.I32]&amp;[.J32]" office:value-type="string" office:string-value="{  German-ium, 0.2, 2, 0,72.59,2.1, (-4,-3,-2,-1,0,1,2,3,4), (-4,0,2,4)}">
            <text:p>{ <text:s/>German-ium, 0.2, 2, 0,72.59,2.1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rsen-ic</text:p>
          </table:table-cell>
          <table:table-cell office:value-type="string">
            <text:p><text:s/>0.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4.9216</text:p>
          </table:table-cell>
          <table:table-cell office:value-type="string">
            <text:p>2.18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33]&amp;[.B33]&amp;&quot;,&quot;&amp;[.C33]&amp;&quot;,&quot;&amp;[.D33]&amp;&quot;,&quot;&amp;[.E33]&amp;&quot;,&quot;&amp;[.F33]&amp;&quot;,&quot;&amp;[.G33]&amp;&quot;,&quot;&amp;[.H33]&amp;&quot;,&quot;&amp;[.I33]&amp;[.J33]" office:value-type="string" office:string-value="{  Arsen-ic, 0.008, 2, 0,74.9216,2.18, (-3,-2,-1,0,1,2,3,4,5), (-3,0,3,5)}">
            <text:p>{ <text:s/>Arsen-ic, 0.008, 2, 0,74.9216,2.18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len-ium</text:p>
          </table:table-cell>
          <table:table-cell office:value-type="string">
            <text:p><text:s/>0.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78.96</text:p>
          </table:table-cell>
          <table:table-cell office:value-type="string">
            <text:p>2.55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34]&amp;[.B34]&amp;&quot;,&quot;&amp;[.C34]&amp;&quot;,&quot;&amp;[.D34]&amp;&quot;,&quot;&amp;[.E34]&amp;&quot;,&quot;&amp;[.F34]&amp;&quot;,&quot;&amp;[.G34]&amp;&quot;,&quot;&amp;[.H34]&amp;&quot;,&quot;&amp;[.I34]&amp;[.J34]" office:value-type="string" office:string-value="{  Selen-ium, 0.03, 2, 0,78.96,2.55, (-2,-1,0,1,2,3,4,5,6), (-2,0,2,4,6)}">
            <text:p>{ <text:s/>Selen-ium, 0.03, 2, 0,78.96,2.55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rom-ine</text:p>
          </table:table-cell>
          <table:table-cell office:value-type="string">
            <text:p><text:s/>0.007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79.904</text:p>
          </table:table-cell>
          <table:table-cell office:value-type="string">
            <text:p>2.96</text:p>
          </table:table-cell>
          <table:table-cell office:value-type="string">
            <text:p><text:s/>(-1,0,1,3,4,5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35]&amp;[.B35]&amp;&quot;,&quot;&amp;[.C35]&amp;&quot;,&quot;&amp;[.D35]&amp;&quot;,&quot;&amp;[.E35]&amp;&quot;,&quot;&amp;[.F35]&amp;&quot;,&quot;&amp;[.G35]&amp;&quot;,&quot;&amp;[.H35]&amp;&quot;,&quot;&amp;[.I35]&amp;[.J35]" office:value-type="string" office:string-value="{  Brom-ine, 0.007, 1, 0,79.904,2.96, (-1,0,1,3,4,5,7), (-1,0,1,3,5,7)}">
            <text:p>{ <text:s/>Brom-ine, 0.007, 1, 0,79.904,2.96, (-1,0,1,3,4,5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Krypton</text:p>
          </table:table-cell>
          <table:table-cell office:value-type="string">
            <text:p><text:s/>0.04</text:p>
          </table:table-cell>
          <table:table-cell table:number-columns-repeated="2" office:value-type="string">
            <text:p><text:s/>0</text:p>
          </table:table-cell>
          <table:table-cell office:value-type="string">
            <text:p>83.8</text:p>
          </table:table-cell>
          <table:table-cell office:value-type="string">
            <text:p>3.0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6]&amp;[.B36]&amp;&quot;,&quot;&amp;[.C36]&amp;&quot;,&quot;&amp;[.D36]&amp;&quot;,&quot;&amp;[.E36]&amp;&quot;,&quot;&amp;[.F36]&amp;&quot;,&quot;&amp;[.G36]&amp;&quot;,&quot;&amp;[.H36]&amp;&quot;,&quot;&amp;[.I36]&amp;[.J36]" office:value-type="string" office:string-value="{  Krypton, 0.04, 0, 0,83.8,3.0, (0,2), (0,2)}">
            <text:p>{ <text:s/>Krypton, 0.04, 0, 0,83.8,3.0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bid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5.4678</text:p>
          </table:table-cell>
          <table:table-cell office:value-type="string">
            <text:p>0.82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37]&amp;[.B37]&amp;&quot;,&quot;&amp;[.C37]&amp;&quot;,&quot;&amp;[.D37]&amp;&quot;,&quot;&amp;[.E37]&amp;&quot;,&quot;&amp;[.F37]&amp;&quot;,&quot;&amp;[.G37]&amp;&quot;,&quot;&amp;[.H37]&amp;&quot;,&quot;&amp;[.I37]&amp;[.J37]" office:value-type="string" office:string-value="{  Rubidium, 0.01, 2, 0,85.4678,0.82, (-1,0,1), (0,1)}">
            <text:p>{ <text:s/>Rubidium, 0.01, 2, 0,85.4678,0.82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trontium</text:p>
          </table:table-cell>
          <table:table-cell office:value-type="string">
            <text:p><text:s/>0.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7.62</text:p>
          </table:table-cell>
          <table:table-cell office:value-type="string">
            <text:p>0.95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38]&amp;[.B38]&amp;&quot;,&quot;&amp;[.C38]&amp;&quot;,&quot;&amp;[.D38]&amp;&quot;,&quot;&amp;[.E38]&amp;&quot;,&quot;&amp;[.F38]&amp;&quot;,&quot;&amp;[.G38]&amp;&quot;,&quot;&amp;[.H38]&amp;&quot;,&quot;&amp;[.I38]&amp;[.J38]" office:value-type="string" office:string-value="{  Strontium, 0.04, 2, 0,87.62,0.95, (0,1,2), (0,2)}">
            <text:p>{ <text:s/>Strontium, 0.04, 2, 0,87.62,0.95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rium</text:p>
          </table:table-cell>
          <table:table-cell office:value-type="string">
            <text:p><text:s/>0.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88.9059</text:p>
          </table:table-cell>
          <table:table-cell office:value-type="string">
            <text:p>1.22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39]&amp;[.B39]&amp;&quot;,&quot;&amp;[.C39]&amp;&quot;,&quot;&amp;[.D39]&amp;&quot;,&quot;&amp;[.E39]&amp;&quot;,&quot;&amp;[.F39]&amp;&quot;,&quot;&amp;[.G39]&amp;&quot;,&quot;&amp;[.H39]&amp;&quot;,&quot;&amp;[.I39]&amp;[.J39]" office:value-type="string" office:string-value="{  Yttrium, 0.007, 2, 0,88.9059,1.22, (0,1,2,3), (0,3)}">
            <text:p>{ <text:s/>Yttrium, 0.007, 2, 0,88.9059,1.22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Zirconium</text:p>
          </table:table-cell>
          <table:table-cell office:value-type="string">
            <text:p><text:s/>0.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1.22</text:p>
          </table:table-cell>
          <table:table-cell office:value-type="string">
            <text:p>1.33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40]&amp;[.B40]&amp;&quot;,&quot;&amp;[.C40]&amp;&quot;,&quot;&amp;[.D40]&amp;&quot;,&quot;&amp;[.E40]&amp;&quot;,&quot;&amp;[.F40]&amp;&quot;,&quot;&amp;[.G40]&amp;&quot;,&quot;&amp;[.H40]&amp;&quot;,&quot;&amp;[.I40]&amp;[.J40]" office:value-type="string" office:string-value="{  Zirconium, 0.05, 2, 0,91.22,1.33, (-2,0,1,2,3,4), (0,4)}">
            <text:p>{ <text:s/>Zirconium, 0.05, 2, 0,91.22,1.33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o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2.9064</text:p>
          </table:table-cell>
          <table:table-cell office:value-type="string">
            <text:p>1.6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41]&amp;[.B41]&amp;&quot;,&quot;&amp;[.C41]&amp;&quot;,&quot;&amp;[.D41]&amp;&quot;,&quot;&amp;[.E41]&amp;&quot;,&quot;&amp;[.F41]&amp;&quot;,&quot;&amp;[.G41]&amp;&quot;,&quot;&amp;[.H41]&amp;&quot;,&quot;&amp;[.I41]&amp;[.J41]" office:value-type="string" office:string-value="{  Niobium, 0.002, 2, 0,92.9064,1.6, (-3,-1,0,1,2,3,4,5), (0,5)}">
            <text:p>{ <text:s/>Niobium, 0.002, 2, 0,92.9064,1.6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lybden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95.94</text:p>
          </table:table-cell>
          <table:table-cell office:value-type="string">
            <text:p>2.16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42]&amp;[.B42]&amp;&quot;,&quot;&amp;[.C42]&amp;&quot;,&quot;&amp;[.D42]&amp;&quot;,&quot;&amp;[.E42]&amp;&quot;,&quot;&amp;[.F42]&amp;&quot;,&quot;&amp;[.G42]&amp;&quot;,&quot;&amp;[.H42]&amp;&quot;,&quot;&amp;[.I42]&amp;[.J42]" office:value-type="string" office:string-value="{  Molybdenum, 0.005, 2, 0,95.94,2.16, (-4,-2,-1,0,1,2,3,4,5,6), (0,4,6)}">
            <text:p>{ <text:s/>Molybdenum, 0.005, 2, 0,95.94,2.16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chnet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98</text:p>
          </table:table-cell>
          <table:table-cell office:value-type="string">
            <text:p>1.9</text:p>
          </table:table-cell>
          <table:table-cell office:value-type="string">
            <text:p><text:s/>(-3,-1,0,1,2,3,4,5,6,7)</text:p>
          </table:table-cell>
          <table:table-cell office:value-type="string">
            <text:p><text:s/>(0,4,7)</text:p>
          </table:table-cell>
          <table:table-cell office:value-type="string">
            <text:p>}</text:p>
          </table:table-cell>
          <table:table-cell/>
          <table:table-cell table:formula="of:=[.A43]&amp;[.B43]&amp;&quot;,&quot;&amp;[.C43]&amp;&quot;,&quot;&amp;[.D43]&amp;&quot;,&quot;&amp;[.E43]&amp;&quot;,&quot;&amp;[.F43]&amp;&quot;,&quot;&amp;[.G43]&amp;&quot;,&quot;&amp;[.H43]&amp;&quot;,&quot;&amp;[.I43]&amp;[.J43]" office:value-type="string" office:string-value="{  Technetium, 0, 2, 1,98,1.9, (-3,-1,0,1,2,3,4,5,6,7), (0,4,7)}">
            <text:p>{ <text:s/>Technetium, 0, 2, 1,98,1.9, (-3,-1,0,1,2,3,4,5,6,7), (0,4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nium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1.07</text:p>
          </table:table-cell>
          <table:table-cell office:value-type="string">
            <text:p>2.2</text:p>
          </table:table-cell>
          <table:table-cell office:value-type="string">
            <text:p><text:s/>(-4,-2,0,1,2,3,4,5,6,7,8)</text:p>
          </table:table-cell>
          <table:table-cell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44]&amp;[.B44]&amp;&quot;,&quot;&amp;[.C44]&amp;&quot;,&quot;&amp;[.D44]&amp;&quot;,&quot;&amp;[.E44]&amp;&quot;,&quot;&amp;[.F44]&amp;&quot;,&quot;&amp;[.G44]&amp;&quot;,&quot;&amp;[.H44]&amp;&quot;,&quot;&amp;[.I44]&amp;[.J44]" office:value-type="string" office:string-value="{  Ruthenium, 0.004, 2, 0,101.07,2.2, (-4,-2,0,1,2,3,4,5,6,7,8), (0,2,3,4)}">
            <text:p>{ <text:s/>Ruthenium, 0.004, 2, 0,101.07,2.2, (-4,-2,0,1,2,3,4,5,6,7,8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odium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2.9055</text:p>
          </table:table-cell>
          <table:table-cell office:value-type="string">
            <text:p>2.28</text:p>
          </table:table-cell>
          <table:table-cell office:value-type="string">
            <text:p><text:s/>(-3,-1,0,1,2,3,4,5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5]&amp;[.B45]&amp;&quot;,&quot;&amp;[.C45]&amp;&quot;,&quot;&amp;[.D45]&amp;&quot;,&quot;&amp;[.E45]&amp;&quot;,&quot;&amp;[.F45]&amp;&quot;,&quot;&amp;[.G45]&amp;&quot;,&quot;&amp;[.H45]&amp;&quot;,&quot;&amp;[.I45]&amp;[.J45]" office:value-type="string" office:string-value="{  Rhodium, 0.0006, 2, 0,102.9055,2.28, (-3,-1,0,1,2,3,4,5,6), (0,3)}">
            <text:p>{ <text:s/>Rhodium, 0.0006, 2, 0,102.9055,2.28, (-3,-1,0,1,2,3,4,5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allad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6.4</text:p>
          </table:table-cell>
          <table:table-cell office:value-type="string">
            <text:p>2.20</text:p>
          </table:table-cell>
          <table:table-cell office:value-type="string">
            <text:p><text:s/>(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46]&amp;[.B46]&amp;&quot;,&quot;&amp;[.C46]&amp;&quot;,&quot;&amp;[.D46]&amp;&quot;,&quot;&amp;[.E46]&amp;&quot;,&quot;&amp;[.F46]&amp;&quot;,&quot;&amp;[.G46]&amp;&quot;,&quot;&amp;[.H46]&amp;&quot;,&quot;&amp;[.I46]&amp;[.J46]" office:value-type="string" office:string-value="{  Palladium, 0.002, 2, 0,106.4,2.20, (0,1,2,3,4,5,6), (0,2,4)}">
            <text:p>{ <text:s/>Palladium, 0.002, 2, 0,106.4,2.20, (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ilver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07.868</text:p>
          </table:table-cell>
          <table:table-cell office:value-type="string">
            <text:p>1.93</text:p>
          </table:table-cell>
          <table:table-cell office:value-type="string">
            <text:p><text:s/>(-2,-1,0,1,2,3,4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47]&amp;[.B47]&amp;&quot;,&quot;&amp;[.C47]&amp;&quot;,&quot;&amp;[.D47]&amp;&quot;,&quot;&amp;[.E47]&amp;&quot;,&quot;&amp;[.F47]&amp;&quot;,&quot;&amp;[.G47]&amp;&quot;,&quot;&amp;[.H47]&amp;&quot;,&quot;&amp;[.I47]&amp;[.J47]" office:value-type="string" office:string-value="{  Silver, 0.0006, 2, 0,107.868,1.93, (-2,-1,0,1,2,3,4), (0,1)}">
            <text:p>{ <text:s/>Silver, 0.0006, 2, 0,107.868,1.93, (-2,-1,0,1,2,3,4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dm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2.41</text:p>
          </table:table-cell>
          <table:table-cell office:value-type="string">
            <text:p>1.69</text:p>
          </table:table-cell>
          <table:table-cell office:value-type="string">
            <text:p><text:s/>(-2,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48]&amp;[.B48]&amp;&quot;,&quot;&amp;[.C48]&amp;&quot;,&quot;&amp;[.D48]&amp;&quot;,&quot;&amp;[.E48]&amp;&quot;,&quot;&amp;[.F48]&amp;&quot;,&quot;&amp;[.G48]&amp;&quot;,&quot;&amp;[.H48]&amp;&quot;,&quot;&amp;[.I48]&amp;[.J48]" office:value-type="string" office:string-value="{  Cadmium, 0.002, 2, 0,112.41,1.69, (-2,0,1,2), (0,2)}">
            <text:p>{ <text:s/>Cadmium, 0.002, 2, 0,112.41,1.69, (-2,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nd-ium</text:p>
          </table:table-cell>
          <table:table-cell office:value-type="string">
            <text:p><text:s/>0.0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4.82</text:p>
          </table:table-cell>
          <table:table-cell office:value-type="string">
            <text:p>1.78</text:p>
          </table:table-cell>
          <table:table-cell office:value-type="string">
            <text:p><text:s/>(-5,-2,-1,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49]&amp;[.B49]&amp;&quot;,&quot;&amp;[.C49]&amp;&quot;,&quot;&amp;[.D49]&amp;&quot;,&quot;&amp;[.E49]&amp;&quot;,&quot;&amp;[.F49]&amp;&quot;,&quot;&amp;[.G49]&amp;&quot;,&quot;&amp;[.H49]&amp;&quot;,&quot;&amp;[.I49]&amp;[.J49]" office:value-type="string" office:string-value="{  Ind-ium, 0.0003, 2, 0,114.82,1.78, (-5,-2,-1,0,1,2,3), (0,3)}">
            <text:p>{ <text:s/>Ind-ium, 0.0003, 2, 0,114.82,1.78, (-5,-2,-1,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in-</text:p>
          </table:table-cell>
          <table:table-cell office:value-type="string">
            <text:p><text:s/>0.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18.69</text:p>
          </table:table-cell>
          <table:table-cell office:value-type="string">
            <text:p>1.96</text:p>
          </table:table-cell>
          <table:table-cell office:value-type="string">
            <text:p><text:s/>(-4,-3,-2,-1,0,1,2,3,4)</text:p>
          </table:table-cell>
          <table:table-cell office:value-type="string">
            <text:p><text:s/>(-4,0,2,4)</text:p>
          </table:table-cell>
          <table:table-cell office:value-type="string">
            <text:p>}</text:p>
          </table:table-cell>
          <table:table-cell/>
          <table:table-cell table:formula="of:=[.A50]&amp;[.B50]&amp;&quot;,&quot;&amp;[.C50]&amp;&quot;,&quot;&amp;[.D50]&amp;&quot;,&quot;&amp;[.E50]&amp;&quot;,&quot;&amp;[.F50]&amp;&quot;,&quot;&amp;[.G50]&amp;&quot;,&quot;&amp;[.H50]&amp;&quot;,&quot;&amp;[.I50]&amp;[.J50]" office:value-type="string" office:string-value="{  Tin-, 0.004, 2, 0,118.69,1.96, (-4,-3,-2,-1,0,1,2,3,4), (-4,0,2,4)}">
            <text:p>{ <text:s/>Tin-, 0.004, 2, 0,118.69,1.96, (-4,-3,-2,-1,0,1,2,3,4), (-4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ntimon-y</text:p>
          </table:table-cell>
          <table:table-cell office:value-type="string">
            <text:p><text:s/>0.0004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1.75</text:p>
          </table:table-cell>
          <table:table-cell office:value-type="string">
            <text:p>2.5</text:p>
          </table:table-cell>
          <table:table-cell office:value-type="string">
            <text:p><text:s/>(-3,-2,-1,0,1,2,3,4,5)</text:p>
          </table:table-cell>
          <table:table-cell office:value-type="string">
            <text:p><text:s/>(-3,0,3,5)</text:p>
          </table:table-cell>
          <table:table-cell office:value-type="string">
            <text:p>}</text:p>
          </table:table-cell>
          <table:table-cell/>
          <table:table-cell table:formula="of:=[.A51]&amp;[.B51]&amp;&quot;,&quot;&amp;[.C51]&amp;&quot;,&quot;&amp;[.D51]&amp;&quot;,&quot;&amp;[.E51]&amp;&quot;,&quot;&amp;[.F51]&amp;&quot;,&quot;&amp;[.G51]&amp;&quot;,&quot;&amp;[.H51]&amp;&quot;,&quot;&amp;[.I51]&amp;[.J51]" office:value-type="string" office:string-value="{  Antimon-y, 0.0004, 2, 0,121.75,2.5, (-3,-2,-1,0,1,2,3,4,5), (-3,0,3,5)}">
            <text:p>{ <text:s/>Antimon-y, 0.0004, 2, 0,121.75,2.5, (-3,-2,-1,0,1,2,3,4,5), (-3,0,3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llur-ium</text:p>
          </table:table-cell>
          <table:table-cell office:value-type="string">
            <text:p><text:s/>0.009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7.6</text:p>
          </table:table-cell>
          <table:table-cell office:value-type="string">
            <text:p>2.1</text:p>
          </table:table-cell>
          <table:table-cell office:value-type="string">
            <text:p><text:s/>(-2,-1,0,1,2,3,4,5,6)</text:p>
          </table:table-cell>
          <table:table-cell office:value-type="string">
            <text:p><text:s/>(-2,0,2,4,6)</text:p>
          </table:table-cell>
          <table:table-cell office:value-type="string">
            <text:p>}</text:p>
          </table:table-cell>
          <table:table-cell/>
          <table:table-cell table:formula="of:=[.A52]&amp;[.B52]&amp;&quot;,&quot;&amp;[.C52]&amp;&quot;,&quot;&amp;[.D52]&amp;&quot;,&quot;&amp;[.E52]&amp;&quot;,&quot;&amp;[.F52]&amp;&quot;,&quot;&amp;[.G52]&amp;&quot;,&quot;&amp;[.H52]&amp;&quot;,&quot;&amp;[.I52]&amp;[.J52]" office:value-type="string" office:string-value="{  Tellur-ium, 0.009, 2, 0,127.6,2.1, (-2,-1,0,1,2,3,4,5,6), (-2,0,2,4,6)}">
            <text:p>{ <text:s/>Tellur-ium, 0.009, 2, 0,127.6,2.1, (-2,-1,0,1,2,3,4,5,6), (-2,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odi-ne</text:p>
          </table:table-cell>
          <table:table-cell office:value-type="string">
            <text:p><text:s/>0.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26.9045</text:p>
          </table:table-cell>
          <table:table-cell office:value-type="string">
            <text:p>2.66</text:p>
          </table:table-cell>
          <table:table-cell office:value-type="string">
            <text:p><text:s/>(-1,0,1,3,4,5,6,7)</text:p>
          </table:table-cell>
          <table:table-cell office:value-type="string">
            <text:p><text:s/>(-1,0,1,3,5,7)</text:p>
          </table:table-cell>
          <table:table-cell office:value-type="string">
            <text:p>}</text:p>
          </table:table-cell>
          <table:table-cell/>
          <table:table-cell table:formula="of:=[.A53]&amp;[.B53]&amp;&quot;,&quot;&amp;[.C53]&amp;&quot;,&quot;&amp;[.D53]&amp;&quot;,&quot;&amp;[.E53]&amp;&quot;,&quot;&amp;[.F53]&amp;&quot;,&quot;&amp;[.G53]&amp;&quot;,&quot;&amp;[.H53]&amp;&quot;,&quot;&amp;[.I53]&amp;[.J53]" office:value-type="string" office:string-value="{  Iodi-ne, 0.001, 2, 0,126.9045,2.66, (-1,0,1,3,4,5,6,7), (-1,0,1,3,5,7)}">
            <text:p>{ <text:s/>Iodi-ne, 0.001, 2, 0,126.9045,2.66, (-1,0,1,3,4,5,6,7), (-1,0,1,3,5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Xenon</text:p>
          </table:table-cell>
          <table:table-cell office:value-type="string">
            <text:p><text:s/>0.01</text:p>
          </table:table-cell>
          <table:table-cell table:number-columns-repeated="2" office:value-type="string">
            <text:p><text:s/>0</text:p>
          </table:table-cell>
          <table:table-cell office:value-type="string">
            <text:p>131.3</text:p>
          </table:table-cell>
          <table:table-cell office:value-type="string">
            <text:p>2.6</text:p>
          </table:table-cell>
          <table:table-cell office:value-type="string">
            <text:p><text:s/>(0,2,4,6,8)</text:p>
          </table:table-cell>
          <table:table-cell office:value-type="string">
            <text:p><text:s/>(0,2,4,6)</text:p>
          </table:table-cell>
          <table:table-cell office:value-type="string">
            <text:p>}</text:p>
          </table:table-cell>
          <table:table-cell/>
          <table:table-cell table:formula="of:=[.A54]&amp;[.B54]&amp;&quot;,&quot;&amp;[.C54]&amp;&quot;,&quot;&amp;[.D54]&amp;&quot;,&quot;&amp;[.E54]&amp;&quot;,&quot;&amp;[.F54]&amp;&quot;,&quot;&amp;[.G54]&amp;&quot;,&quot;&amp;[.H54]&amp;&quot;,&quot;&amp;[.I54]&amp;[.J54]" office:value-type="string" office:string-value="{  Xenon, 0.01, 0, 0,131.3,2.6, (0,2,4,6,8), (0,2,4,6)}">
            <text:p>{ <text:s/>Xenon, 0.01, 0, 0,131.3,2.6, (0,2,4,6,8), (0,2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sium</text:p>
          </table:table-cell>
          <table:table-cell office:value-type="string">
            <text:p><text:s/>0.0008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132.9054</text:p>
          </table:table-cell>
          <table:table-cell office:value-type="string">
            <text:p>0.79</text:p>
          </table:table-cell>
          <table:table-cell office:value-type="string">
            <text:p><text:s/>(-1,0,1)</text:p>
          </table:table-cell>
          <table:table-cell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55]&amp;[.B55]&amp;&quot;,&quot;&amp;[.C55]&amp;&quot;,&quot;&amp;[.D55]&amp;&quot;,&quot;&amp;[.E55]&amp;&quot;,&quot;&amp;[.F55]&amp;&quot;,&quot;&amp;[.G55]&amp;&quot;,&quot;&amp;[.H55]&amp;&quot;,&quot;&amp;[.I55]&amp;[.J55]" office:value-type="string" office:string-value="{  Cesium, 0.0008, 1, 0,132.9054,0.79, (-1,0,1), (0,1)}">
            <text:p>{ <text:s/>Cesium, 0.0008, 1, 0,132.9054,0.79, (-1,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ar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37.33</text:p>
          </table:table-cell>
          <table:table-cell office:value-type="string">
            <text:p>0.89</text:p>
          </table:table-cell>
          <table:table-cell office:value-type="string">
            <text:p><text:s/>(0,1,2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56]&amp;[.B56]&amp;&quot;,&quot;&amp;[.C56]&amp;&quot;,&quot;&amp;[.D56]&amp;&quot;,&quot;&amp;[.E56]&amp;&quot;,&quot;&amp;[.F56]&amp;&quot;,&quot;&amp;[.G56]&amp;&quot;,&quot;&amp;[.H56]&amp;&quot;,&quot;&amp;[.I56]&amp;[.J56]" office:value-type="string" office:string-value="{  Barium, 0.01, 2, 0,137.33,0.89, (0,1,2), (0,2)}">
            <text:p>{ <text:s/>Barium, 0.01, 2, 0,137.33,0.89, (0,1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nthanum</text:p>
          </table:table-cell>
          <table:table-cell office:value-type="string">
            <text:p><text:s/>0.002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38.9055</text:p>
          </table:table-cell>
          <table:table-cell office:value-type="string">
            <text:p>1.10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7]&amp;[.B57]&amp;&quot;,&quot;&amp;[.C57]&amp;&quot;,&quot;&amp;[.D57]&amp;&quot;,&quot;&amp;[.E57]&amp;&quot;,&quot;&amp;[.F57]&amp;&quot;,&quot;&amp;[.G57]&amp;&quot;,&quot;&amp;[.H57]&amp;&quot;,&quot;&amp;[.I57]&amp;[.J57]" office:value-type="string" office:string-value="{  Lanthanum, 0.002 , 2, 0,138.9055,1.10, (0,1,2,3), (0,3)}">
            <text:p>{ <text:s/>Lanthanum, 0.002 , 2, 0,138.9055,1.10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er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0.12</text:p>
          </table:table-cell>
          <table:table-cell office:value-type="string">
            <text:p>1.12</text:p>
          </table:table-cell>
          <table:table-cell table:number-columns-repeated="2" office:value-type="string">
            <text:p><text:s/>(0,2,3,4)</text:p>
          </table:table-cell>
          <table:table-cell office:value-type="string">
            <text:p>}</text:p>
          </table:table-cell>
          <table:table-cell/>
          <table:table-cell table:formula="of:=[.A58]&amp;[.B58]&amp;&quot;,&quot;&amp;[.C58]&amp;&quot;,&quot;&amp;[.D58]&amp;&quot;,&quot;&amp;[.E58]&amp;&quot;,&quot;&amp;[.F58]&amp;&quot;,&quot;&amp;[.G58]&amp;&quot;,&quot;&amp;[.H58]&amp;&quot;,&quot;&amp;[.I58]&amp;[.J58]" office:value-type="string" office:string-value="{  Cerium, 0.01, 2, 0,140.12,1.12, (0,2,3,4), (0,2,3,4)}">
            <text:p>{ <text:s/>Cerium, 0.01, 2, 0,140.12,1.12, (0,2,3,4), (0,2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aseodym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0.9077</text:p>
          </table:table-cell>
          <table:table-cell office:value-type="string">
            <text:p>1.1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59]&amp;[.B59]&amp;&quot;,&quot;&amp;[.C59]&amp;&quot;,&quot;&amp;[.D59]&amp;&quot;,&quot;&amp;[.E59]&amp;&quot;,&quot;&amp;[.F59]&amp;&quot;,&quot;&amp;[.G59]&amp;&quot;,&quot;&amp;[.H59]&amp;&quot;,&quot;&amp;[.I59]&amp;[.J59]" office:value-type="string" office:string-value="{  Praseodymium, 0.002, 2, 0,140.9077,1.13, (0,2,3,4), (0,3)}">
            <text:p>{ <text:s/>Praseodymium, 0.002, 2, 0,140.9077,1.1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odymium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44.24</text:p>
          </table:table-cell>
          <table:table-cell office:value-type="string">
            <text:p>1.14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0]&amp;[.B60]&amp;&quot;,&quot;&amp;[.C60]&amp;&quot;,&quot;&amp;[.D60]&amp;&quot;,&quot;&amp;[.E60]&amp;&quot;,&quot;&amp;[.F60]&amp;&quot;,&quot;&amp;[.G60]&amp;&quot;,&quot;&amp;[.H60]&amp;&quot;,&quot;&amp;[.I60]&amp;[.J60]" office:value-type="string" office:string-value="{  Neodymium, 0.01, 2, 0,144.24,1.14, (0,2,3,4), (0,3)}">
            <text:p>{ <text:s/>Neodymium, 0.01, 2, 0,144.24,1.14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meth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145</text:p>
          </table:table-cell>
          <table:table-cell office:value-type="string">
            <text:p>1.1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1]&amp;[.B61]&amp;&quot;,&quot;&amp;[.C61]&amp;&quot;,&quot;&amp;[.D61]&amp;&quot;,&quot;&amp;[.E61]&amp;&quot;,&quot;&amp;[.F61]&amp;&quot;,&quot;&amp;[.G61]&amp;&quot;,&quot;&amp;[.H61]&amp;&quot;,&quot;&amp;[.I61]&amp;[.J61]" office:value-type="string" office:string-value="{  Promethium, 0, 2, 1,145,1.13, (0,2,3), (0,3)}">
            <text:p>{ <text:s/>Promethium, 0, 2, 1,145,1.1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amari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0.4</text:p>
          </table:table-cell>
          <table:table-cell office:value-type="string">
            <text:p>1.17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2]&amp;[.B62]&amp;&quot;,&quot;&amp;[.C62]&amp;&quot;,&quot;&amp;[.D62]&amp;&quot;,&quot;&amp;[.E62]&amp;&quot;,&quot;&amp;[.F62]&amp;&quot;,&quot;&amp;[.G62]&amp;&quot;,&quot;&amp;[.H62]&amp;&quot;,&quot;&amp;[.I62]&amp;[.J62]" office:value-type="string" office:string-value="{  Samarium, 0.005, 2, 0,150.4,1.17, (0,2,3), (0,3)}">
            <text:p>{ <text:s/>Samarium, 0.005, 2, 0,150.4,1.17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urop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1.96</text:p>
          </table:table-cell>
          <table:table-cell office:value-type="string">
            <text:p>1.2</text:p>
          </table:table-cell>
          <table:table-cell table:number-columns-repeated="2" office:value-type="string">
            <text:p><text:s/>(0,2,3)</text:p>
          </table:table-cell>
          <table:table-cell office:value-type="string">
            <text:p>}</text:p>
          </table:table-cell>
          <table:table-cell/>
          <table:table-cell table:formula="of:=[.A63]&amp;[.B63]&amp;&quot;,&quot;&amp;[.C63]&amp;&quot;,&quot;&amp;[.D63]&amp;&quot;,&quot;&amp;[.E63]&amp;&quot;,&quot;&amp;[.F63]&amp;&quot;,&quot;&amp;[.G63]&amp;&quot;,&quot;&amp;[.H63]&amp;&quot;,&quot;&amp;[.I63]&amp;[.J63]" office:value-type="string" office:string-value="{  Europium, 0.0005, 2, 0,151.96,1.2, (0,2,3), (0,2,3)}">
            <text:p>{ <text:s/>Europium, 0.0005, 2, 0,151.96,1.2, (0,2,3), (0,2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adolin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7.25</text:p>
          </table:table-cell>
          <table:table-cell office:value-type="string">
            <text:p>1.2</text:p>
          </table:table-cell>
          <table:table-cell office:value-type="string">
            <text:p><text:s/>(0,1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4]&amp;[.B64]&amp;&quot;,&quot;&amp;[.C64]&amp;&quot;,&quot;&amp;[.D64]&amp;&quot;,&quot;&amp;[.E64]&amp;&quot;,&quot;&amp;[.F64]&amp;&quot;,&quot;&amp;[.G64]&amp;&quot;,&quot;&amp;[.H64]&amp;&quot;,&quot;&amp;[.I64]&amp;[.J64]" office:value-type="string" office:string-value="{  Gadolinium, 0.002, 2, 0,157.25,1.2, (0,1,2,3), (0,3)}">
            <text:p>{ <text:s/>Gadolinium, 0.002, 2, 0,157.25,1.2, (0,1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rb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58.9254</text:p>
          </table:table-cell>
          <table:table-cell office:value-type="string">
            <text:p>1.22</text:p>
          </table:table-cell>
          <table:table-cell office:value-type="string">
            <text:p><text:s/>(0,1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5]&amp;[.B65]&amp;&quot;,&quot;&amp;[.C65]&amp;&quot;,&quot;&amp;[.D65]&amp;&quot;,&quot;&amp;[.E65]&amp;&quot;,&quot;&amp;[.F65]&amp;&quot;,&quot;&amp;[.G65]&amp;&quot;,&quot;&amp;[.H65]&amp;&quot;,&quot;&amp;[.I65]&amp;[.J65]" office:value-type="string" office:string-value="{  Terbium, 0.0005, 2, 0,158.9254,1.22, (0,1,2,3,4), (0,3)}">
            <text:p>{ <text:s/>Terbium, 0.0005, 2, 0,158.9254,1.22, (0,1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yspros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2.5</text:p>
          </table:table-cell>
          <table:table-cell office:value-type="string">
            <text:p>1.2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6]&amp;[.B66]&amp;&quot;,&quot;&amp;[.C66]&amp;&quot;,&quot;&amp;[.D66]&amp;&quot;,&quot;&amp;[.E66]&amp;&quot;,&quot;&amp;[.F66]&amp;&quot;,&quot;&amp;[.G66]&amp;&quot;,&quot;&amp;[.H66]&amp;&quot;,&quot;&amp;[.I66]&amp;[.J66]" office:value-type="string" office:string-value="{  Dysprosium, 0.002, 2, 0,162.5,1.23, (0,2,3,4), (0,3)}">
            <text:p>{ <text:s/>Dysprosium, 0.002, 2, 0,162.5,1.2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olm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4.9304</text:p>
          </table:table-cell>
          <table:table-cell office:value-type="string">
            <text:p>1.24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7]&amp;[.B67]&amp;&quot;,&quot;&amp;[.C67]&amp;&quot;,&quot;&amp;[.D67]&amp;&quot;,&quot;&amp;[.E67]&amp;&quot;,&quot;&amp;[.F67]&amp;&quot;,&quot;&amp;[.G67]&amp;&quot;,&quot;&amp;[.H67]&amp;&quot;,&quot;&amp;[.I67]&amp;[.J67]" office:value-type="string" office:string-value="{  Holmium, 0.0005, 2, 0,164.9304,1.24, (0,2,3), (0,3)}">
            <text:p>{ <text:s/>Holmium, 0.0005, 2, 0,164.9304,1.24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r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7.26</text:p>
          </table:table-cell>
          <table:table-cell office:value-type="string">
            <text:p>1.24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8]&amp;[.B68]&amp;&quot;,&quot;&amp;[.C68]&amp;&quot;,&quot;&amp;[.D68]&amp;&quot;,&quot;&amp;[.E68]&amp;&quot;,&quot;&amp;[.F68]&amp;&quot;,&quot;&amp;[.G68]&amp;&quot;,&quot;&amp;[.H68]&amp;&quot;,&quot;&amp;[.I68]&amp;[.J68]" office:value-type="string" office:string-value="{  Erbium, 0.002, 2, 0,167.26,1.24, (0,2,3), (0,3)}">
            <text:p>{ <text:s/>Erbium, 0.002, 2, 0,167.26,1.24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ulium</text:p>
          </table:table-cell>
          <table:table-cell office:value-type="string">
            <text:p><text:s/>0.00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68.9342</text:p>
          </table:table-cell>
          <table:table-cell office:value-type="string">
            <text:p>1.25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69]&amp;[.B69]&amp;&quot;,&quot;&amp;[.C69]&amp;&quot;,&quot;&amp;[.D69]&amp;&quot;,&quot;&amp;[.E69]&amp;&quot;,&quot;&amp;[.F69]&amp;&quot;,&quot;&amp;[.G69]&amp;&quot;,&quot;&amp;[.H69]&amp;&quot;,&quot;&amp;[.I69]&amp;[.J69]" office:value-type="string" office:string-value="{  Thulium, 0.0001, 2, 0,168.9342,1.25, (0,2,3), (0,3)}">
            <text:p>{ <text:s/>Thulium, 0.0001, 2, 0,168.9342,1.25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Ytterb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3.04</text:p>
          </table:table-cell>
          <table:table-cell office:value-type="string">
            <text:p>1.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0]&amp;[.B70]&amp;&quot;,&quot;&amp;[.C70]&amp;&quot;,&quot;&amp;[.D70]&amp;&quot;,&quot;&amp;[.E70]&amp;&quot;,&quot;&amp;[.F70]&amp;&quot;,&quot;&amp;[.G70]&amp;&quot;,&quot;&amp;[.H70]&amp;&quot;,&quot;&amp;[.I70]&amp;[.J70]" office:value-type="string" office:string-value="{  Ytterbium, 0.002, 2, 0,173.04,1.1, (0,2,3), (0,3)}">
            <text:p>{ <text:s/>Ytterbium, 0.002, 2, 0,173.04,1.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utetium</text:p>
          </table:table-cell>
          <table:table-cell office:value-type="string">
            <text:p><text:s/>0.0001 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4.967</text:p>
          </table:table-cell>
          <table:table-cell office:value-type="string">
            <text:p>1.27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1]&amp;[.B71]&amp;&quot;,&quot;&amp;[.C71]&amp;&quot;,&quot;&amp;[.D71]&amp;&quot;,&quot;&amp;[.E71]&amp;&quot;,&quot;&amp;[.F71]&amp;&quot;,&quot;&amp;[.G71]&amp;&quot;,&quot;&amp;[.H71]&amp;&quot;,&quot;&amp;[.I71]&amp;[.J71]" office:value-type="string" office:string-value="{  Lutetium, 0.0001 , 2, 0,174.967,1.27, (0,2,3), (0,3)}">
            <text:p>{ <text:s/>Lutetium, 0.0001 , 2, 0,174.967,1.27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fnium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78.49</text:p>
          </table:table-cell>
          <table:table-cell office:value-type="string">
            <text:p>1.3</text:p>
          </table:table-cell>
          <table:table-cell office:value-type="string">
            <text:p><text:s/>(-2,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2]&amp;[.B72]&amp;&quot;,&quot;&amp;[.C72]&amp;&quot;,&quot;&amp;[.D72]&amp;&quot;,&quot;&amp;[.E72]&amp;&quot;,&quot;&amp;[.F72]&amp;&quot;,&quot;&amp;[.G72]&amp;&quot;,&quot;&amp;[.H72]&amp;&quot;,&quot;&amp;[.I72]&amp;[.J72]" office:value-type="string" office:string-value="{  Hafnium, 0.0007, 2, 0,178.49,1.3, (-2,0,1,2,3,4), (0,4)}">
            <text:p>{ <text:s/>Hafnium, 0.0007, 2, 0,178.49,1.3, (-2,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antalum</text:p>
          </table:table-cell>
          <table:table-cell office:value-type="string">
            <text:p><text:s/>0.00008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0.9479</text:p>
          </table:table-cell>
          <table:table-cell office:value-type="string">
            <text:p>1.5</text:p>
          </table:table-cell>
          <table:table-cell office:value-type="string">
            <text:p><text:s/>(-3,-1,0,1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73]&amp;[.B73]&amp;&quot;,&quot;&amp;[.C73]&amp;&quot;,&quot;&amp;[.D73]&amp;&quot;,&quot;&amp;[.E73]&amp;&quot;,&quot;&amp;[.F73]&amp;&quot;,&quot;&amp;[.G73]&amp;&quot;,&quot;&amp;[.H73]&amp;&quot;,&quot;&amp;[.I73]&amp;[.J73]" office:value-type="string" office:string-value="{  Tantalum, 0.00008, 2, 0,180.9479,1.5, (-3,-1,0,1,2,3,4,5), (0,5)}">
            <text:p>{ <text:s/>Tantalum, 0.00008, 2, 0,180.9479,1.5, (-3,-1,0,1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ungsten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3.85</text:p>
          </table:table-cell>
          <table:table-cell office:value-type="string">
            <text:p>2.36</text:p>
          </table:table-cell>
          <table:table-cell office:value-type="string">
            <text:p><text:s/>(-4,-2,-1,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74]&amp;[.B74]&amp;&quot;,&quot;&amp;[.C74]&amp;&quot;,&quot;&amp;[.D74]&amp;&quot;,&quot;&amp;[.E74]&amp;&quot;,&quot;&amp;[.F74]&amp;&quot;,&quot;&amp;[.G74]&amp;&quot;,&quot;&amp;[.H74]&amp;&quot;,&quot;&amp;[.I74]&amp;[.J74]" office:value-type="string" office:string-value="{  Tungsten, 0.0005, 2, 0,183.85,2.36, (-4,-2,-1,0,1,2,3,4,5,6), (0,4,6)}">
            <text:p>{ <text:s/>Tungsten, 0.0005, 2, 0,183.85,2.36, (-4,-2,-1,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henium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86.207</text:p>
          </table:table-cell>
          <table:table-cell office:value-type="string">
            <text:p>1.9</text:p>
          </table:table-cell>
          <table:table-cell office:value-type="string">
            <text:p><text:s/>(-3,-1,0,1,2,3,4,5,6,7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5]&amp;[.B75]&amp;&quot;,&quot;&amp;[.C75]&amp;&quot;,&quot;&amp;[.D75]&amp;&quot;,&quot;&amp;[.E75]&amp;&quot;,&quot;&amp;[.F75]&amp;&quot;,&quot;&amp;[.G75]&amp;&quot;,&quot;&amp;[.H75]&amp;&quot;,&quot;&amp;[.I75]&amp;[.J75]" office:value-type="string" office:string-value="{  Rhenium, 0.0002, 2, 0,186.207,1.9, (-3,-1,0,1,2,3,4,5,6,7), (0,4)}">
            <text:p>{ <text:s/>Rhenium, 0.0002, 2, 0,186.207,1.9, (-3,-1,0,1,2,3,4,5,6,7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smium</text:p>
          </table:table-cell>
          <table:table-cell office:value-type="string">
            <text:p><text:s/>0.003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0.2</text:p>
          </table:table-cell>
          <table:table-cell office:value-type="string">
            <text:p>2.2</text:p>
          </table:table-cell>
          <table:table-cell office:value-type="string">
            <text:p><text:s/>(-4,-2,-1,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76]&amp;[.B76]&amp;&quot;,&quot;&amp;[.C76]&amp;&quot;,&quot;&amp;[.D76]&amp;&quot;,&quot;&amp;[.E76]&amp;&quot;,&quot;&amp;[.F76]&amp;&quot;,&quot;&amp;[.G76]&amp;&quot;,&quot;&amp;[.H76]&amp;&quot;,&quot;&amp;[.I76]&amp;[.J76]" office:value-type="string" office:string-value="{  Osmium, 0.003, 2, 0,190.2,2.2, (-4,-2,-1,0,1,2,3,4,5,6,7,8), (0,4)}">
            <text:p>{ <text:s/>Osmium, 0.003, 2, 0,190.2,2.2, (-4,-2,-1,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Iridium</text:p>
          </table:table-cell>
          <table:table-cell office:value-type="string">
            <text:p><text:s/>0.002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2.22</text:p>
          </table:table-cell>
          <table:table-cell office:value-type="string">
            <text:p>2.2</text:p>
          </table:table-cell>
          <table:table-cell office:value-type="string">
            <text:p><text:s/>(-3,-1,0,1,2,3,4,5,6,7,8,9)</text:p>
          </table:table-cell>
          <table:table-cell office:value-type="string">
            <text:p><text:s/>(0,3,4)</text:p>
          </table:table-cell>
          <table:table-cell office:value-type="string">
            <text:p>}</text:p>
          </table:table-cell>
          <table:table-cell/>
          <table:table-cell table:formula="of:=[.A77]&amp;[.B77]&amp;&quot;,&quot;&amp;[.C77]&amp;&quot;,&quot;&amp;[.D77]&amp;&quot;,&quot;&amp;[.E77]&amp;&quot;,&quot;&amp;[.F77]&amp;&quot;,&quot;&amp;[.G77]&amp;&quot;,&quot;&amp;[.H77]&amp;&quot;,&quot;&amp;[.I77]&amp;[.J77]" office:value-type="string" office:string-value="{  Iridium, 0.002, 2, 0,192.22,2.2, (-3,-1,0,1,2,3,4,5,6,7,8,9), (0,3,4)}">
            <text:p>{ <text:s/>Iridium, 0.002, 2, 0,192.22,2.2, (-3,-1,0,1,2,3,4,5,6,7,8,9), (0,3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atinum</text:p>
          </table:table-cell>
          <table:table-cell office:value-type="string">
            <text:p><text:s/>0.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5.09</text:p>
          </table:table-cell>
          <table:table-cell office:value-type="string">
            <text:p>2.28</text:p>
          </table:table-cell>
          <table:table-cell office:value-type="string">
            <text:p><text:s/>(-3,-2,-1,0,1,2,3,4,5,6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78]&amp;[.B78]&amp;&quot;,&quot;&amp;[.C78]&amp;&quot;,&quot;&amp;[.D78]&amp;&quot;,&quot;&amp;[.E78]&amp;&quot;,&quot;&amp;[.F78]&amp;&quot;,&quot;&amp;[.G78]&amp;&quot;,&quot;&amp;[.H78]&amp;&quot;,&quot;&amp;[.I78]&amp;[.J78]" office:value-type="string" office:string-value="{  Platinum, 0.005, 2, 0,195.09,2.28, (-3,-2,-1,0,1,2,3,4,5,6), (0,2,4)}">
            <text:p>{ <text:s/>Platinum, 0.005, 2, 0,195.09,2.28, (-3,-2,-1,0,1,2,3,4,5,6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Gold</text:p>
          </table:table-cell>
          <table:table-cell office:value-type="string">
            <text:p><text:s/>0.0006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196.9665</text:p>
          </table:table-cell>
          <table:table-cell office:value-type="string">
            <text:p>2.54</text:p>
          </table:table-cell>
          <table:table-cell office:value-type="string">
            <text:p><text:s/>(-3,-2,-1,0,1,2,3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79]&amp;[.B79]&amp;&quot;,&quot;&amp;[.C79]&amp;&quot;,&quot;&amp;[.D79]&amp;&quot;,&quot;&amp;[.E79]&amp;&quot;,&quot;&amp;[.F79]&amp;&quot;,&quot;&amp;[.G79]&amp;&quot;,&quot;&amp;[.H79]&amp;&quot;,&quot;&amp;[.I79]&amp;[.J79]" office:value-type="string" office:string-value="{  Gold, 0.0006, 2, 0,196.9665,2.54, (-3,-2,-1,0,1,2,3,5), (0,3)}">
            <text:p>{ <text:s/>Gold, 0.0006, 2, 0,196.9665,2.54, (-3,-2,-1,0,1,2,3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rcury</text:p>
          </table:table-cell>
          <table:table-cell office:value-type="string">
            <text:p><text:s/>0.001</text:p>
          </table:table-cell>
          <table:table-cell office:value-type="string">
            <text:p><text:s/>1</text:p>
          </table:table-cell>
          <table:table-cell office:value-type="string">
            <text:p><text:s/>0</text:p>
          </table:table-cell>
          <table:table-cell office:value-type="string">
            <text:p>200.59</text:p>
          </table:table-cell>
          <table:table-cell office:value-type="string">
            <text:p>2.0</text:p>
          </table:table-cell>
          <table:table-cell office:value-type="string">
            <text:p><text:s/>(-2,0,1,2)</text:p>
          </table:table-cell>
          <table:table-cell office:value-type="string">
            <text:p><text:s/>(0,1,2)</text:p>
          </table:table-cell>
          <table:table-cell office:value-type="string">
            <text:p>}</text:p>
          </table:table-cell>
          <table:table-cell/>
          <table:table-cell table:formula="of:=[.A80]&amp;[.B80]&amp;&quot;,&quot;&amp;[.C80]&amp;&quot;,&quot;&amp;[.D80]&amp;&quot;,&quot;&amp;[.E80]&amp;&quot;,&quot;&amp;[.F80]&amp;&quot;,&quot;&amp;[.G80]&amp;&quot;,&quot;&amp;[.H80]&amp;&quot;,&quot;&amp;[.I80]&amp;[.J80]" office:value-type="string" office:string-value="{  Mercury, 0.001, 1, 0,200.59,2.0, (-2,0,1,2), (0,1,2)}">
            <text:p>{ <text:s/>Mercury, 0.001, 1, 0,200.59,2.0, (-2,0,1,2), (0,1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all-ium</text:p>
          </table:table-cell>
          <table:table-cell office:value-type="string">
            <text:p><text:s/>0.0005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04.37</text:p>
          </table:table-cell>
          <table:table-cell office:value-type="string">
            <text:p>1.62</text:p>
          </table:table-cell>
          <table:table-cell office:value-type="string">
            <text:p><text:s/>(-5,-2,-1,0,1,2,3)</text:p>
          </table:table-cell>
          <table:table-cell office:value-type="string">
            <text:p><text:s/>(0,1,3)</text:p>
          </table:table-cell>
          <table:table-cell office:value-type="string">
            <text:p>}</text:p>
          </table:table-cell>
          <table:table-cell/>
          <table:table-cell table:formula="of:=[.A81]&amp;[.B81]&amp;&quot;,&quot;&amp;[.C81]&amp;&quot;,&quot;&amp;[.D81]&amp;&quot;,&quot;&amp;[.E81]&amp;&quot;,&quot;&amp;[.F81]&amp;&quot;,&quot;&amp;[.G81]&amp;&quot;,&quot;&amp;[.H81]&amp;&quot;,&quot;&amp;[.I81]&amp;[.J81]" office:value-type="string" office:string-value="{  Thall-ium, 0.0005, 2, 0,204.37,1.62, (-5,-2,-1,0,1,2,3), (0,1,3)}">
            <text:p>{ <text:s/>Thall-ium, 0.0005, 2, 0,204.37,1.62, (-5,-2,-1,0,1,2,3), (0,1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ead-</text:p>
          </table:table-cell>
          <table:table-cell office:value-type="string">
            <text:p><text:s/>0.01</text:p>
          </table:table-cell>
          <table:table-cell office:value-type="string">
            <text:p><text:s/>2</text:p>
          </table:table-cell>
          <table:table-cell office:value-type="string">
            <text:p><text:s/>0</text:p>
          </table:table-cell>
          <table:table-cell office:value-type="string">
            <text:p>207.2</text:p>
          </table:table-cell>
          <table:table-cell office:value-type="string">
            <text:p>2.33</text:p>
          </table:table-cell>
          <table:table-cell office:value-type="string">
            <text:p><text:s/>(-4,-2,-1,0,1,2,3,4)</text:p>
          </table:table-cell>
          <table:table-cell office:value-type="string">
            <text:p><text:s/>(0,2,4)</text:p>
          </table:table-cell>
          <table:table-cell office:value-type="string">
            <text:p>}</text:p>
          </table:table-cell>
          <table:table-cell/>
          <table:table-cell table:formula="of:=[.A82]&amp;[.B82]&amp;&quot;,&quot;&amp;[.C82]&amp;&quot;,&quot;&amp;[.D82]&amp;&quot;,&quot;&amp;[.E82]&amp;&quot;,&quot;&amp;[.F82]&amp;&quot;,&quot;&amp;[.G82]&amp;&quot;,&quot;&amp;[.H82]&amp;&quot;,&quot;&amp;[.I82]&amp;[.J82]" office:value-type="string" office:string-value="{  Lead-, 0.01, 2, 0,207.2,2.33, (-4,-2,-1,0,1,2,3,4), (0,2,4)}">
            <text:p>{ <text:s/>Lead-, 0.01, 2, 0,207.2,2.33, (-4,-2,-1,0,1,2,3,4), (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ismuth-</text:p>
          </table:table-cell>
          <table:table-cell office:value-type="string">
            <text:p><text:s/>0.0007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08.9804</text:p>
          </table:table-cell>
          <table:table-cell office:value-type="string">
            <text:p>2.2</text:p>
          </table:table-cell>
          <table:table-cell office:value-type="string">
            <text:p><text:s/>(-3,-2,-1,0,1,2,3,4,5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3]&amp;[.B83]&amp;&quot;,&quot;&amp;[.C83]&amp;&quot;,&quot;&amp;[.D83]&amp;&quot;,&quot;&amp;[.E83]&amp;&quot;,&quot;&amp;[.F83]&amp;&quot;,&quot;&amp;[.G83]&amp;&quot;,&quot;&amp;[.H83]&amp;&quot;,&quot;&amp;[.I83]&amp;[.J83]" office:value-type="string" office:string-value="{  Bismuth-, 0.0007, 2, 1,208.9804,2.2, (-3,-2,-1,0,1,2,3,4,5), (0,3)}">
            <text:p>{ <text:s/>Bismuth-, 0.0007, 2, 1,208.9804,2.2, (-3,-2,-1,0,1,2,3,4,5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olon-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09</text:p>
          </table:table-cell>
          <table:table-cell office:value-type="string">
            <text:p>2.0</text:p>
          </table:table-cell>
          <table:table-cell office:value-type="string">
            <text:p><text:s/>(-2,0,2,4,5,6)</text:p>
          </table:table-cell>
          <table:table-cell office:value-type="string">
            <text:p><text:s/>(-2,0,2,4)</text:p>
          </table:table-cell>
          <table:table-cell office:value-type="string">
            <text:p>}</text:p>
          </table:table-cell>
          <table:table-cell/>
          <table:table-cell table:formula="of:=[.A84]&amp;[.B84]&amp;&quot;,&quot;&amp;[.C84]&amp;&quot;,&quot;&amp;[.D84]&amp;&quot;,&quot;&amp;[.E84]&amp;&quot;,&quot;&amp;[.F84]&amp;&quot;,&quot;&amp;[.G84]&amp;&quot;,&quot;&amp;[.H84]&amp;&quot;,&quot;&amp;[.I84]&amp;[.J84]" office:value-type="string" office:string-value="{  Polon-ium, 0, 2, 1,209,2.0, (-2,0,2,4,5,6), (-2,0,2,4)}">
            <text:p>{ <text:s/>Polon-ium, 0, 2, 1,209,2.0, (-2,0,2,4,5,6), (-2,0,2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stat-ine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10</text:p>
          </table:table-cell>
          <table:table-cell office:value-type="string">
            <text:p>2.2</text:p>
          </table:table-cell>
          <table:table-cell office:value-type="string">
            <text:p><text:s/>(-1,0,1,3,5,7)</text:p>
          </table:table-cell>
          <table:table-cell office:value-type="string">
            <text:p><text:s/>(-1,0,1)</text:p>
          </table:table-cell>
          <table:table-cell office:value-type="string">
            <text:p>}</text:p>
          </table:table-cell>
          <table:table-cell/>
          <table:table-cell table:formula="of:=[.A85]&amp;[.B85]&amp;&quot;,&quot;&amp;[.C85]&amp;&quot;,&quot;&amp;[.D85]&amp;&quot;,&quot;&amp;[.E85]&amp;&quot;,&quot;&amp;[.F85]&amp;&quot;,&quot;&amp;[.G85]&amp;&quot;,&quot;&amp;[.H85]&amp;&quot;,&quot;&amp;[.I85]&amp;[.J85]" office:value-type="string" office:string-value="{  Astat-ine, 0, 2, 1,210,2.2, (-1,0,1,3,5,7), (-1,0,1)}">
            <text:p>{ <text:s/>Astat-ine, 0, 2, 1,210,2.2, (-1,0,1,3,5,7), (-1,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on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2</text:p>
          </table:table-cell>
          <table:table-cell office:value-type="string">
            <text:p>2.2</text:p>
          </table:table-cell>
          <table:table-cell office:value-type="string">
            <text:p><text:s/>(0,2,6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6]&amp;[.B86]&amp;&quot;,&quot;&amp;[.C86]&amp;&quot;,&quot;&amp;[.D86]&amp;&quot;,&quot;&amp;[.E86]&amp;&quot;,&quot;&amp;[.F86]&amp;&quot;,&quot;&amp;[.G86]&amp;&quot;,&quot;&amp;[.H86]&amp;&quot;,&quot;&amp;[.I86]&amp;[.J86]" office:value-type="string" office:string-value="{  Radon, 0, 2, 1,222,2.2, (0,2,6), (0,2)}">
            <text:p>{ <text:s/>Radon, 0, 2, 1,222,2.2, (0,2,6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rancium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</text:p>
          </table:table-cell>
          <table:table-cell office:value-type="string">
            <text:p>223</text:p>
          </table:table-cell>
          <table:table-cell office:value-type="string">
            <text:p>0.7</text:p>
          </table:table-cell>
          <table:table-cell table:number-columns-repeated="2" office:value-type="string">
            <text:p><text:s/>(0,1)</text:p>
          </table:table-cell>
          <table:table-cell office:value-type="string">
            <text:p>}</text:p>
          </table:table-cell>
          <table:table-cell/>
          <table:table-cell table:formula="of:=[.A87]&amp;[.B87]&amp;&quot;,&quot;&amp;[.C87]&amp;&quot;,&quot;&amp;[.D87]&amp;&quot;,&quot;&amp;[.E87]&amp;&quot;,&quot;&amp;[.F87]&amp;&quot;,&quot;&amp;[.G87]&amp;&quot;,&quot;&amp;[.H87]&amp;&quot;,&quot;&amp;[.I87]&amp;[.J87]" office:value-type="string" office:string-value="{  Francium, 0, 1, 1,223,0.7, (0,1), (0,1)}">
            <text:p>{ <text:s/>Francium, 0, 1, 1,223,0.7, (0,1), 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ad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6.0254</text:p>
          </table:table-cell>
          <table:table-cell office:value-type="string">
            <text:p>0.89</text:p>
          </table:table-cell>
          <table:table-cell table:number-columns-repeated="2"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88]&amp;[.B88]&amp;&quot;,&quot;&amp;[.C88]&amp;&quot;,&quot;&amp;[.D88]&amp;&quot;,&quot;&amp;[.E88]&amp;&quot;,&quot;&amp;[.F88]&amp;&quot;,&quot;&amp;[.G88]&amp;&quot;,&quot;&amp;[.H88]&amp;&quot;,&quot;&amp;[.I88]&amp;[.J88]" office:value-type="string" office:string-value="{  Radium, 0, 2, 1,226.0254,0.89, (0,2), (0,2)}">
            <text:p>{ <text:s/>Radium, 0, 2, 1,226.0254,0.89, (0,2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ct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27.0278</text:p>
          </table:table-cell>
          <table:table-cell office:value-type="string">
            <text:p>1.1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89]&amp;[.B89]&amp;&quot;,&quot;&amp;[.C89]&amp;&quot;,&quot;&amp;[.D89]&amp;&quot;,&quot;&amp;[.E89]&amp;&quot;,&quot;&amp;[.F89]&amp;&quot;,&quot;&amp;[.G89]&amp;&quot;,&quot;&amp;[.H89]&amp;&quot;,&quot;&amp;[.I89]&amp;[.J89]" office:value-type="string" office:string-value="{  Actinium, 0, 2, 1,227.0278,1.1, (0,2,3), (0,3)}">
            <text:p>{ <text:s/>Actinium, 0, 2, 1,227.0278,1.1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horium</text:p>
          </table:table-cell>
          <table:table-cell office:value-type="string">
            <text:p><text:s/>0.0004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2.0381</text:p>
          </table:table-cell>
          <table:table-cell office:value-type="string">
            <text:p>1.3</text:p>
          </table:table-cell>
          <table:table-cell office:value-type="string">
            <text:p><text:s/>(0,1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0]&amp;[.B90]&amp;&quot;,&quot;&amp;[.C90]&amp;&quot;,&quot;&amp;[.D90]&amp;&quot;,&quot;&amp;[.E90]&amp;&quot;,&quot;&amp;[.F90]&amp;&quot;,&quot;&amp;[.G90]&amp;&quot;,&quot;&amp;[.H90]&amp;&quot;,&quot;&amp;[.I90]&amp;[.J90]" office:value-type="string" office:string-value="{  Thorium, 0.0004 , 2, 1,232.0381,1.3, (0,1,2,3,4), (0,4)}">
            <text:p>{ <text:s/>Thorium, 0.0004 , 2, 1,232.0381,1.3, (0,1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rotact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1.0359</text:p>
          </table:table-cell>
          <table:table-cell office:value-type="string">
            <text:p>1.5</text:p>
          </table:table-cell>
          <table:table-cell office:value-type="string">
            <text:p><text:s/>(0,2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1]&amp;[.B91]&amp;&quot;,&quot;&amp;[.C91]&amp;&quot;,&quot;&amp;[.D91]&amp;&quot;,&quot;&amp;[.E91]&amp;&quot;,&quot;&amp;[.F91]&amp;&quot;,&quot;&amp;[.G91]&amp;&quot;,&quot;&amp;[.H91]&amp;&quot;,&quot;&amp;[.I91]&amp;[.J91]" office:value-type="string" office:string-value="{  Protactinium, 0, 2, 1,231.0359,1.5, (0,2,3,4,5), (0,5)}">
            <text:p>{ <text:s/>Protactinium, 0, 2, 1,231.0359,1.5, (0,2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ranium</text:p>
          </table:table-cell>
          <table:table-cell office:value-type="string">
            <text:p><text:s/>0.0002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8.029</text:p>
          </table:table-cell>
          <table:table-cell office:value-type="string">
            <text:p>1.38</text:p>
          </table:table-cell>
          <table:table-cell office:value-type="string">
            <text:p><text:s/>(0,1,2,3,4,5,6)</text:p>
          </table:table-cell>
          <table:table-cell office:value-type="string">
            <text:p><text:s/>(0,4,6)</text:p>
          </table:table-cell>
          <table:table-cell office:value-type="string">
            <text:p>}</text:p>
          </table:table-cell>
          <table:table-cell/>
          <table:table-cell table:formula="of:=[.A92]&amp;[.B92]&amp;&quot;,&quot;&amp;[.C92]&amp;&quot;,&quot;&amp;[.D92]&amp;&quot;,&quot;&amp;[.E92]&amp;&quot;,&quot;&amp;[.F92]&amp;&quot;,&quot;&amp;[.G92]&amp;&quot;,&quot;&amp;[.H92]&amp;&quot;,&quot;&amp;[.I92]&amp;[.J92]" office:value-type="string" office:string-value="{  Uranium, 0.0002, 2, 1,238.029,1.38, (0,1,2,3,4,5,6), (0,4,6)}">
            <text:p>{ <text:s/>Uranium, 0.0002, 2, 1,238.029,1.38, (0,1,2,3,4,5,6), (0,4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eptu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37.0482</text:p>
          </table:table-cell>
          <table:table-cell office:value-type="string">
            <text:p>1.36</text:p>
          </table:table-cell>
          <table:table-cell office:value-type="string">
            <text:p><text:s/>(0,2,3,4,5,6,7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93]&amp;[.B93]&amp;&quot;,&quot;&amp;[.C93]&amp;&quot;,&quot;&amp;[.D93]&amp;&quot;,&quot;&amp;[.E93]&amp;&quot;,&quot;&amp;[.F93]&amp;&quot;,&quot;&amp;[.G93]&amp;&quot;,&quot;&amp;[.H93]&amp;&quot;,&quot;&amp;[.I93]&amp;[.J93]" office:value-type="string" office:string-value="{  Neptunium, 0, 2, 1,237.0482,1.36, (0,2,3,4,5,6,7), (0,5)}">
            <text:p>{ <text:s/>Neptunium, 0, 2, 1,237.0482,1.36, (0,2,3,4,5,6,7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Pluto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4</text:p>
          </table:table-cell>
          <table:table-cell office:value-type="string">
            <text:p>1.28</text:p>
          </table:table-cell>
          <table:table-cell office:value-type="string">
            <text:p><text:s/>(0,1,2,3,4,5,6,7,8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94]&amp;[.B94]&amp;&quot;,&quot;&amp;[.C94]&amp;&quot;,&quot;&amp;[.D94]&amp;&quot;,&quot;&amp;[.E94]&amp;&quot;,&quot;&amp;[.F94]&amp;&quot;,&quot;&amp;[.G94]&amp;&quot;,&quot;&amp;[.H94]&amp;&quot;,&quot;&amp;[.I94]&amp;[.J94]" office:value-type="string" office:string-value="{  Plutonium, 0, 2, 1,244,1.28, (0,1,2,3,4,5,6,7,8), (0,4)}">
            <text:p>{ <text:s/>Plutonium, 0, 2, 1,244,1.28, (0,1,2,3,4,5,6,7,8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Americ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3</text:p>
          </table:table-cell>
          <table:table-cell office:value-type="string">
            <text:p>1.3</text:p>
          </table:table-cell>
          <table:table-cell office:value-type="string">
            <text:p><text:s/>(0,2,3,4,5,6,7,8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5]&amp;[.B95]&amp;&quot;,&quot;&amp;[.C95]&amp;&quot;,&quot;&amp;[.D95]&amp;&quot;,&quot;&amp;[.E95]&amp;&quot;,&quot;&amp;[.F95]&amp;&quot;,&quot;&amp;[.G95]&amp;&quot;,&quot;&amp;[.H95]&amp;&quot;,&quot;&amp;[.I95]&amp;[.J95]" office:value-type="string" office:string-value="{  Americium, 0, 2, 1,243,1.3, (0,2,3,4,5,6,7,8), (0,3)}">
            <text:p>{ <text:s/>Americium, 0, 2, 1,243,1.3, (0,2,3,4,5,6,7,8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ur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7</text:p>
          </table:table-cell>
          <table:table-cell office:value-type="string">
            <text:p>1.3</text:p>
          </table:table-cell>
          <table:table-cell office:value-type="string">
            <text:p><text:s/>(0,2,3,4,6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6]&amp;[.B96]&amp;&quot;,&quot;&amp;[.C96]&amp;&quot;,&quot;&amp;[.D96]&amp;&quot;,&quot;&amp;[.E96]&amp;&quot;,&quot;&amp;[.F96]&amp;&quot;,&quot;&amp;[.G96]&amp;&quot;,&quot;&amp;[.H96]&amp;&quot;,&quot;&amp;[.I96]&amp;[.J96]" office:value-type="string" office:string-value="{  Curium, 0 , 2, 1,247,1.3, (0,2,3,4,6), (0,3)}">
            <text:p>{ <text:s/>Curium, 0 , 2, 1,247,1.3, (0,2,3,4,6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erkel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47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7]&amp;[.B97]&amp;&quot;,&quot;&amp;[.C97]&amp;&quot;,&quot;&amp;[.D97]&amp;&quot;,&quot;&amp;[.E97]&amp;&quot;,&quot;&amp;[.F97]&amp;&quot;,&quot;&amp;[.G97]&amp;&quot;,&quot;&amp;[.H97]&amp;&quot;,&quot;&amp;[.I97]&amp;[.J97]" office:value-type="string" office:string-value="{  Berkelium, 0, 2, 1,247,1.3, (0,2,3,4), (0,3)}">
            <text:p>{ <text:s/>Berkelium, 0, 2, 1,247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alifor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1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8]&amp;[.B98]&amp;&quot;,&quot;&amp;[.C98]&amp;&quot;,&quot;&amp;[.D98]&amp;&quot;,&quot;&amp;[.E98]&amp;&quot;,&quot;&amp;[.F98]&amp;&quot;,&quot;&amp;[.G98]&amp;&quot;,&quot;&amp;[.H98]&amp;&quot;,&quot;&amp;[.I98]&amp;[.J98]" office:value-type="string" office:string-value="{  Californium, 0, 2, 1,251,1.3, (0,2,3,4), (0,3)}">
            <text:p>{ <text:s/>Californium, 0, 2, 1,251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Einstei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2</text:p>
          </table:table-cell>
          <table:table-cell office:value-type="string">
            <text:p>1.3</text:p>
          </table:table-cell>
          <table:table-cell office:value-type="string">
            <text:p><text:s/>(0,2,3,4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99]&amp;[.B99]&amp;&quot;,&quot;&amp;[.C99]&amp;&quot;,&quot;&amp;[.D99]&amp;&quot;,&quot;&amp;[.E99]&amp;&quot;,&quot;&amp;[.F99]&amp;&quot;,&quot;&amp;[.G99]&amp;&quot;,&quot;&amp;[.H99]&amp;&quot;,&quot;&amp;[.I99]&amp;[.J99]" office:value-type="string" office:string-value="{  Einsteinium, 0, 2, 1,252,1.3, (0,2,3,4), (0,3)}">
            <text:p>{ <text:s/>Einsteinium, 0, 2, 1,252,1.3, (0,2,3,4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erm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7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0]&amp;[.B100]&amp;&quot;,&quot;&amp;[.C100]&amp;&quot;,&quot;&amp;[.D100]&amp;&quot;,&quot;&amp;[.E100]&amp;&quot;,&quot;&amp;[.F100]&amp;&quot;,&quot;&amp;[.G100]&amp;&quot;,&quot;&amp;[.H100]&amp;&quot;,&quot;&amp;[.I100]&amp;[.J100]" office:value-type="string" office:string-value="{  Fermium, 0, 2, 1,257,1.3, (0,2,3), (0,3)}">
            <text:p>{ <text:s/>Fermium, 0, 2, 1,257,1.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ndelev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8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1]&amp;[.B101]&amp;&quot;,&quot;&amp;[.C101]&amp;&quot;,&quot;&amp;[.D101]&amp;&quot;,&quot;&amp;[.E101]&amp;&quot;,&quot;&amp;[.F101]&amp;&quot;,&quot;&amp;[.G101]&amp;&quot;,&quot;&amp;[.H101]&amp;&quot;,&quot;&amp;[.I101]&amp;[.J101]" office:value-type="string" office:string-value="{  Mendelevium, 0, 2, 1,258,1.3, (0,2,3), (0,3)}">
            <text:p>{ <text:s/>Mendelevium, 0, 2, 1,258,1.3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obel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59</text:p>
          </table:table-cell>
          <table:table-cell office:value-type="string">
            <text:p>1.3</text:p>
          </table:table-cell>
          <table:table-cell office:value-type="string">
            <text:p><text:s/>(0,2,3)</text:p>
          </table:table-cell>
          <table:table-cell office:value-type="string">
            <text:p><text:s/>(0,2)</text:p>
          </table:table-cell>
          <table:table-cell office:value-type="string">
            <text:p>}</text:p>
          </table:table-cell>
          <table:table-cell/>
          <table:table-cell table:formula="of:=[.A102]&amp;[.B102]&amp;&quot;,&quot;&amp;[.C102]&amp;&quot;,&quot;&amp;[.D102]&amp;&quot;,&quot;&amp;[.E102]&amp;&quot;,&quot;&amp;[.F102]&amp;&quot;,&quot;&amp;[.G102]&amp;&quot;,&quot;&amp;[.H102]&amp;&quot;,&quot;&amp;[.I102]&amp;[.J102]" office:value-type="string" office:string-value="{  Nobelium, 0, 2, 1,259,1.3, (0,2,3), (0,2)}">
            <text:p>{ <text:s/>Nobelium, 0, 2, 1,259,1.3, (0,2,3), (0,2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awrenc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6</text:p>
          </table:table-cell>
          <table:table-cell office:value-type="float" office:value="0">
            <text:p>0</text:p>
          </table:table-cell>
          <table:table-cell office:value-type="string">
            <text:p><text:s/>(0,2,3)</text:p>
          </table:table-cell>
          <table:table-cell office:value-type="string">
            <text:p><text:s/>(0,3)</text:p>
          </table:table-cell>
          <table:table-cell office:value-type="string">
            <text:p>}</text:p>
          </table:table-cell>
          <table:table-cell/>
          <table:table-cell table:formula="of:=[.A103]&amp;[.B103]&amp;&quot;,&quot;&amp;[.C103]&amp;&quot;,&quot;&amp;[.D103]&amp;&quot;,&quot;&amp;[.E103]&amp;&quot;,&quot;&amp;[.F103]&amp;&quot;,&quot;&amp;[.G103]&amp;&quot;,&quot;&amp;[.H103]&amp;&quot;,&quot;&amp;[.I103]&amp;[.J103]" office:value-type="string" office:string-value="{  Lawrencium, 0, 2, 1,266,0, (0,2,3), (0,3)}">
            <text:p>{ <text:s/>Lawrencium, 0, 2, 1,266,0, (0,2,3), (0,3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utherford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7</text:p>
          </table:table-cell>
          <table:table-cell office:value-type="float" office:value="0">
            <text:p>0</text:p>
          </table:table-cell>
          <table:table-cell office:value-type="string">
            <text:p><text:s/>(0,2,3,4)</text:p>
          </table:table-cell>
          <table:table-cell office:value-type="string">
            <text:p><text:s/>(0,4)</text:p>
          </table:table-cell>
          <table:table-cell office:value-type="string">
            <text:p>}</text:p>
          </table:table-cell>
          <table:table-cell/>
          <table:table-cell table:formula="of:=[.A104]&amp;[.B104]&amp;&quot;,&quot;&amp;[.C104]&amp;&quot;,&quot;&amp;[.D104]&amp;&quot;,&quot;&amp;[.E104]&amp;&quot;,&quot;&amp;[.F104]&amp;&quot;,&quot;&amp;[.G104]&amp;&quot;,&quot;&amp;[.H104]&amp;&quot;,&quot;&amp;[.I104]&amp;[.J104]" office:value-type="string" office:string-value="{  Rutherfordium, 0 , 2, 1,267,0, (0,2,3,4), (0,4)}">
            <text:p>{ <text:s/>Rutherfordium, 0 , 2, 1,267,0, (0,2,3,4), (0,4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ub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8</text:p>
          </table:table-cell>
          <table:table-cell office:value-type="float" office:value="0">
            <text:p>0</text:p>
          </table:table-cell>
          <table:table-cell office:value-type="string">
            <text:p><text:s/>(0,3,4,5)</text:p>
          </table:table-cell>
          <table:table-cell office:value-type="string">
            <text:p><text:s/>(0,5)</text:p>
          </table:table-cell>
          <table:table-cell office:value-type="string">
            <text:p>}</text:p>
          </table:table-cell>
          <table:table-cell/>
          <table:table-cell table:formula="of:=[.A105]&amp;[.B105]&amp;&quot;,&quot;&amp;[.C105]&amp;&quot;,&quot;&amp;[.D105]&amp;&quot;,&quot;&amp;[.E105]&amp;&quot;,&quot;&amp;[.F105]&amp;&quot;,&quot;&amp;[.G105]&amp;&quot;,&quot;&amp;[.H105]&amp;&quot;,&quot;&amp;[.I105]&amp;[.J105]" office:value-type="string" office:string-value="{  Dubnium, 0, 2, 1,268,0, (0,3,4,5), (0,5)}">
            <text:p>{ <text:s/>Dubnium, 0, 2, 1,268,0, (0,3,4,5), (0,5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Seaborg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9</text:p>
          </table:table-cell>
          <table:table-cell office:value-type="float" office:value="0">
            <text:p>0</text:p>
          </table:table-cell>
          <table:table-cell office:value-type="string">
            <text:p><text:s/>(0,3,4,5,6)</text:p>
          </table:table-cell>
          <table:table-cell office:value-type="string">
            <text:p><text:s/>(0,6)</text:p>
          </table:table-cell>
          <table:table-cell office:value-type="string">
            <text:p>}</text:p>
          </table:table-cell>
          <table:table-cell/>
          <table:table-cell table:formula="of:=[.A106]&amp;[.B106]&amp;&quot;,&quot;&amp;[.C106]&amp;&quot;,&quot;&amp;[.D106]&amp;&quot;,&quot;&amp;[.E106]&amp;&quot;,&quot;&amp;[.F106]&amp;&quot;,&quot;&amp;[.G106]&amp;&quot;,&quot;&amp;[.H106]&amp;&quot;,&quot;&amp;[.I106]&amp;[.J106]" office:value-type="string" office:string-value="{  Seaborgium, 0, 2, 1,269,0, (0,3,4,5,6), (0,6)}">
            <text:p>{ <text:s/>Seaborgium, 0, 2, 1,269,0, (0,3,4,5,6), (0,6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Bohr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70</text:p>
          </table:table-cell>
          <table:table-cell office:value-type="float" office:value="0">
            <text:p>0</text:p>
          </table:table-cell>
          <table:table-cell office:value-type="string">
            <text:p><text:s/>(0,3,4,5,7)</text:p>
          </table:table-cell>
          <table:table-cell office:value-type="string">
            <text:p><text:s/>(0,7)</text:p>
          </table:table-cell>
          <table:table-cell office:value-type="string">
            <text:p>}</text:p>
          </table:table-cell>
          <table:table-cell/>
          <table:table-cell table:formula="of:=[.A107]&amp;[.B107]&amp;&quot;,&quot;&amp;[.C107]&amp;&quot;,&quot;&amp;[.D107]&amp;&quot;,&quot;&amp;[.E107]&amp;&quot;,&quot;&amp;[.F107]&amp;&quot;,&quot;&amp;[.G107]&amp;&quot;,&quot;&amp;[.H107]&amp;&quot;,&quot;&amp;[.I107]&amp;[.J107]" office:value-type="string" office:string-value="{  Bohrium, 0, 2, 1,270,0, (0,3,4,5,7), (0,7)}">
            <text:p>{ <text:s/>Bohrium, 0, 2, 1,270,0, (0,3,4,5,7), (0,7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Hass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69</text:p>
          </table:table-cell>
          <table:table-cell office:value-type="float" office:value="0">
            <text:p>0</text:p>
          </table:table-cell>
          <table:table-cell office:value-type="string">
            <text:p><text:s/>(0,2,3,4,6,8)</text:p>
          </table:table-cell>
          <table:table-cell office:value-type="string">
            <text:p><text:s/>(0,8)</text:p>
          </table:table-cell>
          <table:table-cell office:value-type="string">
            <text:p>}</text:p>
          </table:table-cell>
          <table:table-cell/>
          <table:table-cell table:formula="of:=[.A108]&amp;[.B108]&amp;&quot;,&quot;&amp;[.C108]&amp;&quot;,&quot;&amp;[.D108]&amp;&quot;,&quot;&amp;[.E108]&amp;&quot;,&quot;&amp;[.F108]&amp;&quot;,&quot;&amp;[.G108]&amp;&quot;,&quot;&amp;[.H108]&amp;&quot;,&quot;&amp;[.I108]&amp;[.J108]" office:value-type="string" office:string-value="{  Hassium, 0, 2, 1,269,0, (0,2,3,4,6,8), (0,8)}">
            <text:p>{ <text:s/>Hassium, 0, 2, 1,269,0, (0,2,3,4,6,8), (0,8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eitner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78</text:p>
          </table:table-cell>
          <table:table-cell office:value-type="float" office:value="0">
            <text:p>0</text:p>
          </table:table-cell>
          <table:table-cell office:value-type="string">
            <text:p><text:s/>(0,1,3,4,6,8,9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09]&amp;[.B109]&amp;&quot;,&quot;&amp;[.C109]&amp;&quot;,&quot;&amp;[.D109]&amp;&quot;,&quot;&amp;[.E109]&amp;&quot;,&quot;&amp;[.F109]&amp;&quot;,&quot;&amp;[.G109]&amp;&quot;,&quot;&amp;[.H109]&amp;&quot;,&quot;&amp;[.I109]&amp;[.J109]" office:value-type="string" office:string-value="{  Meitnerium, 0, 2, 1,278,0, (0,1,3,4,6,8,9), (0)}">
            <text:p>{ <text:s/>Meitnerium, 0, 2, 1,278,0, (0,1,3,4,6,8,9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Darmstadt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1</text:p>
          </table:table-cell>
          <table:table-cell office:value-type="float" office:value="0">
            <text:p>0</text:p>
          </table:table-cell>
          <table:table-cell office:value-type="string">
            <text:p><text:s/>(0,2,4,6,8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0]&amp;[.B110]&amp;&quot;,&quot;&amp;[.C110]&amp;&quot;,&quot;&amp;[.D110]&amp;&quot;,&quot;&amp;[.E110]&amp;&quot;,&quot;&amp;[.F110]&amp;&quot;,&quot;&amp;[.G110]&amp;&quot;,&quot;&amp;[.H110]&amp;&quot;,&quot;&amp;[.I110]&amp;[.J110]" office:value-type="string" office:string-value="{  Darmstadtium, 0, 2, 1,281,0, (0,2,4,6,8), (0)}">
            <text:p>{ <text:s/>Darmstadtium, 0, 2, 1,281,0, (0,2,4,6,8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Roentge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2</text:p>
          </table:table-cell>
          <table:table-cell office:value-type="float" office:value="0">
            <text:p>0</text:p>
          </table:table-cell>
          <table:table-cell office:value-type="string">
            <text:p><text:s/>(-1,0,1,3,5,7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1]&amp;[.B111]&amp;&quot;,&quot;&amp;[.C111]&amp;&quot;,&quot;&amp;[.D111]&amp;&quot;,&quot;&amp;[.E111]&amp;&quot;,&quot;&amp;[.F111]&amp;&quot;,&quot;&amp;[.G111]&amp;&quot;,&quot;&amp;[.H111]&amp;&quot;,&quot;&amp;[.I111]&amp;[.J111]" office:value-type="string" office:string-value="{  Roentgenium, 0, 2, 1,282,0, (-1,0,1,3,5,7), (0)}">
            <text:p>{ <text:s/>Roentgenium, 0, 2, 1,282,0, (-1,0,1,3,5,7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Copernicium</text:p>
          </table:table-cell>
          <table:table-cell office:value-type="string">
            <text:p><text:s/>0 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5</text:p>
          </table:table-cell>
          <table:table-cell office:value-type="float" office:value="0">
            <text:p>0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2]&amp;[.B112]&amp;&quot;,&quot;&amp;[.C112]&amp;&quot;,&quot;&amp;[.D112]&amp;&quot;,&quot;&amp;[.E112]&amp;&quot;,&quot;&amp;[.F112]&amp;&quot;,&quot;&amp;[.G112]&amp;&quot;,&quot;&amp;[.H112]&amp;&quot;,&quot;&amp;[.I112]&amp;[.J112]" office:value-type="string" office:string-value="{  Copernicium, 0 , 2, 1,285,0, (0,1,2,4,6), (0)}">
            <text:p>{ <text:s/>Copernicium, 0 , 2, 1,285,0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Nihon-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6</text:p>
          </table:table-cell>
          <table:table-cell office:value-type="float" office:value="0">
            <text:p>0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3]&amp;[.B113]&amp;&quot;,&quot;&amp;[.C113]&amp;&quot;,&quot;&amp;[.D113]&amp;&quot;,&quot;&amp;[.E113]&amp;&quot;,&quot;&amp;[.F113]&amp;&quot;,&quot;&amp;[.G113]&amp;&quot;,&quot;&amp;[.H113]&amp;&quot;,&quot;&amp;[.I113]&amp;[.J113]" office:value-type="string" office:string-value="{  Nihon-ium, 0, 2, 1,286,0, (-1,0,1,3,5), (0)}">
            <text:p>{ <text:s/>Nihon-ium, 0, 2, 1,286,0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Flerov-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89</text:p>
          </table:table-cell>
          <table:table-cell office:value-type="float" office:value="0">
            <text:p>0</text:p>
          </table:table-cell>
          <table:table-cell office:value-type="string">
            <text:p><text:s/>(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4]&amp;[.B114]&amp;&quot;,&quot;&amp;[.C114]&amp;&quot;,&quot;&amp;[.D114]&amp;&quot;,&quot;&amp;[.E114]&amp;&quot;,&quot;&amp;[.F114]&amp;&quot;,&quot;&amp;[.G114]&amp;&quot;,&quot;&amp;[.H114]&amp;&quot;,&quot;&amp;[.I114]&amp;[.J114]" office:value-type="string" office:string-value="{  Flerov-ium, 0, 2, 1,289,0, (0,1,2,4,6), (0)}">
            <text:p>{ <text:s/>Flerov-ium, 0, 2, 1,289,0, (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Moscov-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0</text:p>
          </table:table-cell>
          <table:table-cell office:value-type="float" office:value="0">
            <text:p>0</text:p>
          </table:table-cell>
          <table:table-cell office:value-type="string">
            <text:p><text:s/>(0,1,3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5]&amp;[.B115]&amp;&quot;,&quot;&amp;[.C115]&amp;&quot;,&quot;&amp;[.D115]&amp;&quot;,&quot;&amp;[.E115]&amp;&quot;,&quot;&amp;[.F115]&amp;&quot;,&quot;&amp;[.G115]&amp;&quot;,&quot;&amp;[.H115]&amp;&quot;,&quot;&amp;[.I115]&amp;[.J115]" office:value-type="string" office:string-value="{  Moscov-ium, 0, 2, 1,290,0, (0,1,3), (0)}">
            <text:p>{ <text:s/>Moscov-ium, 0, 2, 1,290,0, (0,1,3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Livermor-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3</text:p>
          </table:table-cell>
          <table:table-cell office:value-type="float" office:value="0">
            <text:p>0</text:p>
          </table:table-cell>
          <table:table-cell office:value-type="string">
            <text:p><text:s/>(-2,0,2,4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6]&amp;[.B116]&amp;&quot;,&quot;&amp;[.C116]&amp;&quot;,&quot;&amp;[.D116]&amp;&quot;,&quot;&amp;[.E116]&amp;&quot;,&quot;&amp;[.F116]&amp;&quot;,&quot;&amp;[.G116]&amp;&quot;,&quot;&amp;[.H116]&amp;&quot;,&quot;&amp;[.I116]&amp;[.J116]" office:value-type="string" office:string-value="{  Livermor-ium, 0, 2, 1,293,0, (-2,0,2,4), (0)}">
            <text:p>{ <text:s/>Livermor-ium, 0, 2, 1,293,0, (-2,0,2,4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Tenness-ine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4</text:p>
          </table:table-cell>
          <table:table-cell office:value-type="float" office:value="0">
            <text:p>0</text:p>
          </table:table-cell>
          <table:table-cell office:value-type="string">
            <text:p><text:s/>(-1,0,1,3,5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7]&amp;[.B117]&amp;&quot;,&quot;&amp;[.C117]&amp;&quot;,&quot;&amp;[.D117]&amp;&quot;,&quot;&amp;[.E117]&amp;&quot;,&quot;&amp;[.F117]&amp;&quot;,&quot;&amp;[.G117]&amp;&quot;,&quot;&amp;[.H117]&amp;&quot;,&quot;&amp;[.I117]&amp;[.J117]" office:value-type="string" office:string-value="{  Tenness-ine, 0, 2, 1,294,0, (-1,0,1,3,5), (0)}">
            <text:p>{ <text:s/>Tenness-ine, 0, 2, 1,294,0, (-1,0,1,3,5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Oganesson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294</text:p>
          </table:table-cell>
          <table:table-cell office:value-type="float" office:value="0">
            <text:p>0</text:p>
          </table:table-cell>
          <table:table-cell office:value-type="string">
            <text:p><text:s/>(-1,0,1,2,4,6)</text:p>
          </table:table-cell>
          <table:table-cell office:value-type="string">
            <text:p><text:s/>(0)</text:p>
          </table:table-cell>
          <table:table-cell office:value-type="string">
            <text:p>}</text:p>
          </table:table-cell>
          <table:table-cell/>
          <table:table-cell table:formula="of:=[.A118]&amp;[.B118]&amp;&quot;,&quot;&amp;[.C118]&amp;&quot;,&quot;&amp;[.D118]&amp;&quot;,&quot;&amp;[.E118]&amp;&quot;,&quot;&amp;[.F118]&amp;&quot;,&quot;&amp;[.G118]&amp;&quot;,&quot;&amp;[.H118]&amp;&quot;,&quot;&amp;[.I118]&amp;[.J118]" office:value-type="string" office:string-value="{  Oganesson, 0, 2, 1,294,0, (-1,0,1,2,4,6), (0)}">
            <text:p>{ <text:s/>Oganesson, 0, 2, 1,294,0, (-1,0,1,2,4,6), (0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unennium</text:p>
          </table:table-cell>
          <table:table-cell office:value-type="string">
            <text:p><text:s/>0</text:p>
          </table:table-cell>
          <table:table-cell office:value-type="string">
            <text:p><text:s/>2</text:p>
          </table:table-cell>
          <table:table-cell office:value-type="string">
            <text:p><text:s/>1</text:p>
          </table:table-cell>
          <table:table-cell office:value-type="string">
            <text:p>300</text:p>
          </table:table-cell>
          <table:table-cell office:value-type="float" office:value="0">
            <text:p>0</text:p>
          </table:table-cell>
          <table:table-cell office:value-type="string">
            <text:p>(0,1,3,5)</text:p>
          </table:table-cell>
          <table:table-cell office:value-type="string">
            <text:p>(0,1)</text:p>
          </table:table-cell>
          <table:table-cell office:value-type="string">
            <text:p>}</text:p>
          </table:table-cell>
          <table:table-cell/>
          <table:table-cell table:formula="of:=[.A119]&amp;[.B119]&amp;&quot;,&quot;&amp;[.C119]&amp;&quot;,&quot;&amp;[.D119]&amp;&quot;,&quot;&amp;[.E119]&amp;&quot;,&quot;&amp;[.F119]&amp;&quot;,&quot;&amp;[.G119]&amp;&quot;,&quot;&amp;[.H119]&amp;&quot;,&quot;&amp;[.I119]&amp;[.J119]" office:value-type="string" office:string-value="{  Ununennium, 0, 2, 1,300,0,(0,1,3,5),(0,1)}">
            <text:p>{ <text:s/>Ununennium, 0, 2, 1,300,0,(0,1,3,5),(0,1)}</text:p>
          </table:table-cell>
        </table:table-row>
        <table:table-row table:style-name="ro1">
          <table:table-cell office:value-type="string">
            <text:p>{ </text:p>
          </table:table-cell>
          <table:table-cell office:value-type="string">
            <text:p><text:s/>Unbinilium</text:p>
          </table:table-cell>
          <table:table-cell office:value-type="string">
            <text:p><text:s/>1</text:p>
          </table:table-cell>
          <table:table-cell office:value-type="string">
            <text:p><text:s/>3</text:p>
          </table:table-cell>
          <table:table-cell office:value-type="string">
            <text:p><text:s/>2</text:p>
          </table:table-cell>
          <table:table-cell office:value-type="string">
            <text:p>301</text:p>
          </table:table-cell>
          <table:table-cell office:value-type="float" office:value="0">
            <text:p>0</text:p>
          </table:table-cell>
          <table:table-cell office:value-type="string">
            <text:p>(0,1,2,4,6)</text:p>
          </table:table-cell>
          <table:table-cell office:value-type="string">
            <text:p>(0,2)</text:p>
          </table:table-cell>
          <table:table-cell office:value-type="string">
            <text:p>}</text:p>
          </table:table-cell>
          <table:table-cell/>
          <table:table-cell table:formula="of:=[.A120]&amp;[.B120]&amp;&quot;,&quot;&amp;[.C120]&amp;&quot;,&quot;&amp;[.D120]&amp;&quot;,&quot;&amp;[.E120]&amp;&quot;,&quot;&amp;[.F120]&amp;&quot;,&quot;&amp;[.G120]&amp;&quot;,&quot;&amp;[.H120]&amp;&quot;,&quot;&amp;[.I120]&amp;[.J120]" office:value-type="string" office:string-value="{  Unbinilium, 1, 3, 2,301,0,(0,1,2,4,6),(0,2)}">
            <text:p>{ <text:s/>Unbinilium, 1, 3, 2,301,0,(0,1,2,4,6),(0,2)}</text:p>
          </table:table-cell>
        </table:table-row>
        <table:table-row table:style-name="ro1" table:number-rows-repeated="10484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0" number:min-integer-digits="6" number:grouping="true"/>
    </number:number-style>
    <number:number-style style:name="N109">
      <number:number number:decimal-places="0" number:min-integer-digits="4" number:grouping="true"/>
    </number:number-style>
    <number:number-style style:name="N8116" number:language="en" number:country="US">
      <number:number number:decimal-places="6" number:min-integer-digits="1"/>
    </number:number-style>
    <number:number-style style:name="N8117" number:language="en" number:country="US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19-01-2023</text:date>, <text:time>02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17:58:16.80</meta:creation-date>
    <meta:editing-duration>PT1H33M5S</meta:editing-duration>
    <meta:editing-cycles>10</meta:editing-cycles>
    <meta:generator>OpenOffice/4.1.3$Win32 OpenOffice.org_project/413m1$Build-9783</meta:generator>
    <meta:initial-creator>eric vosselmans</meta:initial-creator>
    <dc:date>2023-01-19T02:55:18.19</dc:date>
    <dc:creator>eric vosselmans</dc:creator>
    <meta:document-statistic meta:table-count="3" meta:cell-count="1320" meta:object-count="0"/>
  </office:meta>
</office:document-meta>
</file>